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, helvetica, sans-serif, kanji2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Consolas" fo:font-size="12pt" fo:language="pt" fo:country="BR" officeooo:rsid="0004e352" officeooo:paragraph-rsid="0004e352" style:font-size-asian="12pt" style:font-size-complex="12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Consolas" fo:font-size="12pt" fo:language="pt" fo:country="BR" officeooo:rsid="0004e352" officeooo:paragraph-rsid="0050fa73" style:font-size-asian="12pt" style:font-size-complex="12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Consolas" fo:font-size="12pt" fo:language="pt" fo:country="BR" officeooo:rsid="003502db" officeooo:paragraph-rsid="00073349" style:font-size-asian="12pt" style:font-size-complex="12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Consolas" fo:font-size="12pt" fo:language="pt" fo:country="BR" officeooo:rsid="003457f9" officeooo:paragraph-rsid="003e0b1e" style:font-size-asian="12pt" style:font-size-complex="12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Consolas" fo:font-size="12pt" fo:language="pt" fo:country="BR" officeooo:rsid="003457f9" officeooo:paragraph-rsid="00073349" style:font-size-asian="12pt" style:font-size-complex="12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Consolas" fo:font-size="12pt" fo:language="pt" fo:country="BR" fo:font-weight="bold" officeooo:rsid="0004e352" officeooo:paragraph-rsid="0004e352" style:font-size-asian="12pt" style:font-weight-asian="bold" style:font-size-complex="12pt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Consolas" fo:font-size="12pt" fo:language="pt" fo:country="BR" fo:font-weight="bold" officeooo:rsid="0004e352" officeooo:paragraph-rsid="0007d747" style:font-size-asian="12pt" style:font-weight-asian="bold" style:font-size-complex="12pt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style:font-name="Consolas" fo:font-size="12pt" fo:language="pt" fo:country="BR" fo:font-weight="bold" officeooo:rsid="0004e352" officeooo:paragraph-rsid="0013be21" style:font-size-asian="12pt" style:font-weight-asian="bold" style:font-size-complex="12pt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style:font-name="Consolas" fo:font-size="12pt" fo:language="pt" fo:country="BR" fo:font-weight="bold" officeooo:rsid="0004e352" officeooo:paragraph-rsid="0014491b" style:font-size-asian="12pt" style:font-weight-asian="bold" style:font-size-complex="12pt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Consolas" fo:font-size="12pt" fo:language="pt" fo:country="BR" fo:font-weight="bold" officeooo:rsid="0004e352" officeooo:paragraph-rsid="0016c5e8" style:font-size-asian="12pt" style:font-weight-asian="bold" style:font-size-complex="12pt" style:font-weight-complex="bold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Consolas" fo:font-size="12pt" fo:language="pt" fo:country="BR" fo:font-weight="bold" officeooo:rsid="0004e352" officeooo:paragraph-rsid="001c059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Consolas" fo:font-size="12pt" fo:language="pt" fo:country="BR" fo:font-weight="bold" officeooo:rsid="0004e352" officeooo:paragraph-rsid="00228a03" style:font-size-asian="12pt" style:font-weight-asian="bold" style:font-size-complex="12pt" style:font-weight-complex="bold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Consolas" fo:font-size="12pt" fo:language="pt" fo:country="BR" fo:font-weight="bold" officeooo:rsid="0004e352" officeooo:paragraph-rsid="00439610" style:font-size-asian="12pt" style:font-weight-asian="bold" style:font-size-complex="12pt" style:font-weight-complex="bold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Consolas" fo:font-size="12pt" fo:language="pt" fo:country="BR" fo:font-weight="bold" officeooo:rsid="0004e352" officeooo:paragraph-rsid="0021a686" style:font-size-asian="12pt" style:font-weight-asian="bold" style:font-size-complex="12pt" style:font-weight-complex="bold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Consolas" fo:font-size="12pt" fo:language="pt" fo:country="BR" fo:font-weight="bold" officeooo:rsid="0004e352" officeooo:paragraph-rsid="00226c44" style:font-size-asian="12pt" style:font-weight-asian="bold" style:font-size-complex="12pt" style:font-weight-complex="bold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Consolas" fo:font-size="12pt" fo:language="pt" fo:country="BR" fo:font-weight="bold" officeooo:rsid="0004e352" officeooo:paragraph-rsid="0044f53b" style:font-size-asian="12pt" style:font-weight-asian="bold" style:font-size-complex="12pt" style:font-weight-complex="bold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Consolas" fo:font-size="12pt" fo:language="pt" fo:country="BR" fo:font-weight="bold" officeooo:rsid="0004e352" officeooo:paragraph-rsid="002943e0" style:font-size-asian="12pt" style:font-weight-asian="bold" style:font-size-complex="12pt" style:font-weight-complex="bold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Consolas" fo:font-size="12pt" fo:language="pt" fo:country="BR" fo:font-weight="bold" officeooo:rsid="0004e352" officeooo:paragraph-rsid="002a2b77" style:font-size-asian="12pt" style:font-weight-asian="bold" style:font-size-complex="12pt" style:font-weight-complex="bold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Consolas" fo:font-size="12pt" fo:language="pt" fo:country="BR" fo:font-weight="bold" officeooo:rsid="0004e352" officeooo:paragraph-rsid="002f188a" style:font-size-asian="12pt" style:font-weight-asian="bold" style:font-size-complex="12pt" style:font-weight-complex="bold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Consolas" fo:font-size="12pt" fo:language="pt" fo:country="BR" fo:font-weight="bold" officeooo:rsid="0004e352" officeooo:paragraph-rsid="0030b0e3" style:font-size-asian="12pt" style:font-weight-asian="bold" style:font-size-complex="12pt" style:font-weight-complex="bold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Consolas" fo:font-size="12pt" fo:language="pt" fo:country="BR" fo:font-weight="bold" officeooo:rsid="0047bcd9" officeooo:paragraph-rsid="0047bcd9" style:font-size-asian="12pt" style:font-weight-asian="bold" style:font-size-complex="12pt" style:font-weight-complex="bold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Consolas" fo:font-size="12pt" fo:language="pt" fo:country="BR" fo:font-weight="bold" officeooo:rsid="00455d46" officeooo:paragraph-rsid="00455d46" style:font-size-asian="12pt" style:font-weight-asian="bold" style:font-size-complex="12pt" style:font-weight-complex="bold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Consolas" fo:font-size="12pt" fo:language="pt" fo:country="BR" fo:font-weight="bold" officeooo:rsid="0007d747" officeooo:paragraph-rsid="0007d747" style:font-size-asian="12pt" style:font-weight-asian="bold" style:font-size-complex="12pt" style:font-weight-complex="bold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Consolas" fo:font-size="12pt" fo:language="pt" fo:country="BR" fo:font-weight="normal" officeooo:rsid="0047bcd9" officeooo:paragraph-rsid="0047bcd9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Consolas" fo:font-size="12pt" fo:language="pt" fo:country="BR" fo:font-weight="normal" officeooo:rsid="0007d747" officeooo:paragraph-rsid="0007d747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Consolas" fo:font-size="12pt" fo:language="pt" fo:country="BR" fo:font-weight="normal" officeooo:rsid="0007d747" officeooo:paragraph-rsid="003fc204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Consolas" fo:font-size="12pt" fo:language="pt" fo:country="BR" fo:font-weight="normal" officeooo:rsid="0007d747" officeooo:paragraph-rsid="00402f0e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Consolas" fo:font-size="12pt" fo:language="pt" fo:country="BR" fo:font-weight="normal" officeooo:rsid="0007d747" officeooo:paragraph-rsid="0040c6fd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Consolas" fo:font-size="12pt" fo:language="pt" fo:country="BR" fo:font-weight="normal" officeooo:rsid="0007d747" officeooo:paragraph-rsid="00417946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Consolas" fo:font-size="12pt" fo:language="pt" fo:country="BR" fo:font-weight="normal" officeooo:rsid="0007d747" officeooo:paragraph-rsid="00439610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Consolas" fo:font-size="12pt" fo:language="pt" fo:country="BR" fo:font-weight="normal" officeooo:rsid="0007d747" officeooo:paragraph-rsid="0042784a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Consolas" fo:font-size="12pt" fo:language="pt" fo:country="BR" fo:font-weight="normal" officeooo:rsid="0007d747" officeooo:paragraph-rsid="0044f53b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Consolas" fo:font-size="12pt" fo:language="pt" fo:country="BR" fo:font-weight="normal" officeooo:rsid="0044f53b" officeooo:paragraph-rsid="0044f53b" style:font-size-asian="12pt" style:font-weight-asian="normal" style:font-size-complex="12pt" style:font-weight-complex="normal"/>
    </style:style>
    <style:style style:name="P34" style:family="paragraph" style:parent-style-name="Standard" style:list-style-name="L2">
      <style:paragraph-properties fo:line-height="150%" fo:text-align="justify" style:justify-single-word="false"/>
      <style:text-properties style:font-name="Consolas" fo:font-size="12pt" fo:language="pt" fo:country="BR" fo:font-weight="normal" officeooo:rsid="004d6d0f" officeooo:paragraph-rsid="004d6d0f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line-height="150%" fo:text-align="justify" style:justify-single-word="false"/>
      <style:text-properties style:font-name="Consolas" fo:font-size="12pt" fo:language="pt" fo:country="BR" fo:font-weight="normal" officeooo:rsid="0004e352" officeooo:paragraph-rsid="0007d747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line-height="150%" fo:text-align="justify" style:justify-single-word="false"/>
      <style:text-properties style:font-name="Consolas" fo:font-size="12pt" fo:language="pt" fo:country="BR" fo:font-weight="normal" officeooo:rsid="0004e352" officeooo:paragraph-rsid="000a61fe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line-height="150%" fo:text-align="justify" style:justify-single-word="false"/>
      <style:text-properties style:font-name="Consolas" fo:font-size="12pt" fo:language="pt" fo:country="BR" fo:font-weight="normal" officeooo:rsid="003a2d57" officeooo:paragraph-rsid="00402f0e" style:font-size-asian="12pt" style:font-weight-asian="normal" style:font-size-complex="12pt" style:font-weight-complex="normal"/>
    </style:style>
    <style:style style:name="P38" style:family="paragraph" style:parent-style-name="Standard" style:list-style-name="L12">
      <style:paragraph-properties fo:line-height="150%" fo:text-align="justify" style:justify-single-word="false"/>
      <style:text-properties style:font-name="Consolas" fo:font-size="12pt" fo:language="pt" fo:country="BR" fo:font-weight="normal" officeooo:rsid="003a2d57" officeooo:paragraph-rsid="00402f0e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line-height="150%" fo:text-align="justify" style:justify-single-word="false"/>
      <style:text-properties style:font-name="Consolas" fo:font-size="12pt" fo:language="pt" fo:country="BR" fo:font-weight="normal" officeooo:rsid="003a2d57" officeooo:paragraph-rsid="0040c6fd" style:font-size-asian="12pt" style:font-weight-asian="normal" style:font-size-complex="12pt" style:font-weight-complex="normal"/>
    </style:style>
    <style:style style:name="P40" style:family="paragraph" style:parent-style-name="Standard" style:list-style-name="L15">
      <style:paragraph-properties fo:line-height="150%" fo:text-align="justify" style:justify-single-word="false"/>
      <style:text-properties style:font-name="Consolas" fo:font-size="12pt" fo:language="pt" fo:country="BR" fo:font-weight="normal" officeooo:rsid="003a2d57" officeooo:paragraph-rsid="0040c6fd" style:font-size-asian="12pt" style:font-weight-asian="normal" style:font-size-complex="12pt" style:font-weight-complex="normal"/>
    </style:style>
    <style:style style:name="P41" style:family="paragraph" style:parent-style-name="Standard" style:list-style-name="L18">
      <style:paragraph-properties fo:line-height="150%" fo:text-align="justify" style:justify-single-word="false"/>
      <style:text-properties style:font-name="Consolas" fo:font-size="12pt" fo:language="pt" fo:country="BR" fo:font-weight="normal" officeooo:rsid="003a2d57" officeooo:paragraph-rsid="0040c6fd" style:font-size-asian="12pt" style:font-weight-asian="normal" style:font-size-complex="12pt" style:font-weight-complex="normal"/>
    </style:style>
    <style:style style:name="P42" style:family="paragraph" style:parent-style-name="Standard" style:list-style-name="L21">
      <style:paragraph-properties fo:line-height="150%" fo:text-align="justify" style:justify-single-word="false"/>
      <style:text-properties style:font-name="Consolas" fo:font-size="12pt" fo:language="pt" fo:country="BR" fo:font-weight="normal" officeooo:rsid="003a2d57" officeooo:paragraph-rsid="0040c6fd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line-height="150%" fo:text-align="justify" style:justify-single-word="false"/>
      <style:text-properties style:font-name="Consolas" fo:font-size="12pt" fo:font-weight="bold" officeooo:rsid="003e0b1e" officeooo:paragraph-rsid="003e0b1e" style:font-size-asian="12pt" style:font-weight-asian="bold" style:font-size-complex="12pt" style:font-weight-complex="bold"/>
    </style:style>
    <style:style style:name="P44" style:family="paragraph" style:parent-style-name="Standard">
      <style:paragraph-properties fo:line-height="150%" fo:text-align="justify" style:justify-single-word="false"/>
      <style:text-properties style:font-name="Consolas" fo:font-size="12pt" officeooo:paragraph-rsid="0004e352" style:font-size-asian="12pt" style:font-size-complex="12pt"/>
    </style:style>
    <style:style style:name="P45" style:family="paragraph" style:parent-style-name="Standard">
      <style:paragraph-properties fo:line-height="150%" fo:text-align="justify" style:justify-single-word="false"/>
      <style:text-properties style:font-name="Consolas" fo:font-size="12pt" officeooo:paragraph-rsid="00597668" style:font-size-asian="12pt" style:font-size-complex="12pt"/>
    </style:style>
    <style:style style:name="P46" style:family="paragraph" style:parent-style-name="Standard">
      <style:paragraph-properties fo:line-height="150%" fo:text-align="justify" style:justify-single-word="false"/>
      <style:text-properties style:font-name="Consolas" fo:font-size="12pt" officeooo:paragraph-rsid="00571ab5" style:font-size-asian="12pt" style:font-size-complex="12pt"/>
    </style:style>
    <style:style style:name="P47" style:family="paragraph" style:parent-style-name="Standard" style:list-style-name="L2">
      <style:paragraph-properties fo:line-height="150%" fo:text-align="justify" style:justify-single-word="false"/>
      <style:text-properties style:font-name="Consolas" fo:font-size="12pt" officeooo:paragraph-rsid="004d6d0f" style:font-size-asian="12pt" style:font-size-complex="12pt"/>
    </style:style>
    <style:style style:name="P48" style:family="paragraph" style:parent-style-name="Standard" style:list-style-name="L3">
      <style:paragraph-properties fo:line-height="150%" fo:text-align="justify" style:justify-single-word="false"/>
      <style:text-properties style:font-name="Consolas" fo:font-size="12pt" officeooo:paragraph-rsid="003fc204" style:font-size-asian="12pt" style:font-size-complex="12pt"/>
    </style:style>
    <style:style style:name="P49" style:family="paragraph" style:parent-style-name="Standard" style:list-style-name="L4">
      <style:paragraph-properties fo:line-height="150%" fo:text-align="justify" style:justify-single-word="false"/>
      <style:text-properties style:font-name="Consolas" fo:font-size="12pt" officeooo:paragraph-rsid="003fc204" style:font-size-asian="12pt" style:font-size-complex="12pt"/>
    </style:style>
    <style:style style:name="P50" style:family="paragraph" style:parent-style-name="Standard" style:list-style-name="L7">
      <style:paragraph-properties fo:line-height="150%" fo:text-align="justify" style:justify-single-word="false"/>
      <style:text-properties style:font-name="Consolas" fo:font-size="12pt" officeooo:paragraph-rsid="003fc204" style:font-size-asian="12pt" style:font-size-complex="12pt"/>
    </style:style>
    <style:style style:name="P51" style:family="paragraph" style:parent-style-name="Standard" style:list-style-name="L9">
      <style:paragraph-properties fo:line-height="150%" fo:text-align="justify" style:justify-single-word="false"/>
      <style:text-properties style:font-name="Consolas" fo:font-size="12pt" officeooo:paragraph-rsid="003fc204" style:font-size-asian="12pt" style:font-size-complex="12pt"/>
    </style:style>
    <style:style style:name="P52" style:family="paragraph" style:parent-style-name="Table_20_Contents" style:list-style-name="L27">
      <style:paragraph-properties fo:line-height="150%" fo:text-align="justify" style:justify-single-word="false"/>
      <style:text-properties style:text-line-through-style="none" style:text-line-through-type="none" style:font-name="Consolas" fo:font-size="12pt" fo:language="pt" fo:country="BR" fo:font-style="normal" style:text-underline-style="solid" style:text-underline-width="auto" style:text-underline-color="font-color" fo:font-weight="normal" officeooo:rsid="0030b0e3" officeooo:paragraph-rsid="00417946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Table_20_Contents" style:list-style-name="L30">
      <style:paragraph-properties fo:line-height="150%" fo:text-align="justify" style:justify-single-word="false"/>
      <style:text-properties style:text-line-through-style="none" style:text-line-through-type="none" style:font-name="Consolas" fo:font-size="12pt" fo:language="pt" fo:country="BR" fo:font-style="normal" style:text-underline-style="solid" style:text-underline-width="auto" style:text-underline-color="font-color" fo:font-weight="normal" officeooo:rsid="0030b0e3" officeooo:paragraph-rsid="00439610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Table_20_Contents" style:list-style-name="L33">
      <style:paragraph-properties fo:line-height="150%" fo:text-align="justify" style:justify-single-word="false"/>
      <style:text-properties style:text-line-through-style="none" style:text-line-through-type="none" style:font-name="Consolas" fo:font-size="12pt" fo:language="pt" fo:country="BR" fo:font-style="normal" style:text-underline-style="solid" style:text-underline-width="auto" style:text-underline-color="font-color" fo:font-weight="normal" officeooo:rsid="0030b0e3" officeooo:paragraph-rsid="00439610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Table_20_Contents" style:list-style-name="L4">
      <style:paragraph-properties fo:line-height="150%" fo:text-align="justify" style:justify-single-word="false"/>
      <style:text-properties style:font-name="Consolas" fo:font-size="12pt" fo:language="pt" fo:country="BR" officeooo:rsid="0008d21a" officeooo:paragraph-rsid="003fc204" style:font-size-asian="12pt" style:font-size-complex="12pt"/>
    </style:style>
    <style:style style:name="P56" style:family="paragraph" style:parent-style-name="Table_20_Contents" style:list-style-name="L5">
      <style:paragraph-properties fo:line-height="150%" fo:text-align="justify" style:justify-single-word="false"/>
      <style:text-properties style:font-name="Consolas" fo:font-size="12pt" fo:language="pt" fo:country="BR" officeooo:rsid="0008d21a" officeooo:paragraph-rsid="003fc204" style:font-size-asian="12pt" style:font-size-complex="12pt"/>
    </style:style>
    <style:style style:name="P57" style:family="paragraph" style:parent-style-name="Table_20_Contents" style:list-style-name="L6">
      <style:paragraph-properties fo:line-height="150%" fo:text-align="justify" style:justify-single-word="false"/>
      <style:text-properties style:font-name="Consolas" fo:font-size="12pt" fo:language="pt" fo:country="BR" officeooo:rsid="0008d21a" officeooo:paragraph-rsid="00402f0e" style:font-size-asian="12pt" style:font-size-complex="12pt"/>
    </style:style>
    <style:style style:name="P58" style:family="paragraph" style:parent-style-name="Table_20_Contents" style:list-style-name="L3">
      <style:paragraph-properties fo:line-height="150%" fo:text-align="justify" style:justify-single-word="false"/>
      <style:text-properties style:font-name="Consolas" fo:font-size="12pt" fo:language="pt" fo:country="BR" officeooo:rsid="0009b3be" officeooo:paragraph-rsid="003fc204" style:font-size-asian="12pt" style:font-size-complex="12pt"/>
    </style:style>
    <style:style style:name="P59" style:family="paragraph" style:parent-style-name="Table_20_Contents" style:list-style-name="L6">
      <style:paragraph-properties fo:line-height="150%" fo:text-align="justify" style:justify-single-word="false"/>
      <style:text-properties style:font-name="Consolas" fo:font-size="12pt" fo:language="pt" fo:country="BR" officeooo:rsid="0009b3be" officeooo:paragraph-rsid="00402f0e" style:font-size-asian="12pt" style:font-size-complex="12pt"/>
    </style:style>
    <style:style style:name="P60" style:family="paragraph" style:parent-style-name="Table_20_Contents" style:list-style-name="L8">
      <style:paragraph-properties fo:line-height="150%" fo:text-align="justify" style:justify-single-word="false"/>
      <style:text-properties style:font-name="Consolas" fo:font-size="12pt" fo:language="pt" fo:country="BR" officeooo:rsid="0009b3be" officeooo:paragraph-rsid="00402f0e" style:font-size-asian="12pt" style:font-size-complex="12pt"/>
    </style:style>
    <style:style style:name="P61" style:family="paragraph" style:parent-style-name="Table_20_Contents" style:list-style-name="L10">
      <style:paragraph-properties fo:line-height="150%" fo:text-align="justify" style:justify-single-word="false"/>
      <style:text-properties style:font-name="Consolas" fo:font-size="12pt" fo:language="pt" fo:country="BR" officeooo:rsid="0009b3be" officeooo:paragraph-rsid="0040c6fd" style:font-size-asian="12pt" style:font-size-complex="12pt"/>
    </style:style>
    <style:style style:name="P62" style:family="paragraph" style:parent-style-name="Table_20_Contents">
      <style:paragraph-properties fo:line-height="150%" fo:text-align="justify" style:justify-single-word="false"/>
      <style:text-properties style:font-name="Consolas" fo:font-size="12pt" fo:language="pt" fo:country="BR" officeooo:rsid="000a61fe" officeooo:paragraph-rsid="00402f0e" style:font-size-asian="12pt" style:font-size-complex="12pt"/>
    </style:style>
    <style:style style:name="P63" style:family="paragraph" style:parent-style-name="Table_20_Contents">
      <style:paragraph-properties fo:line-height="150%" fo:text-align="justify" style:justify-single-word="false"/>
      <style:text-properties style:font-name="Consolas" fo:font-size="12pt" fo:language="pt" fo:country="BR" officeooo:rsid="000a61fe" officeooo:paragraph-rsid="0040c6fd" style:font-size-asian="12pt" style:font-size-complex="12pt"/>
    </style:style>
    <style:style style:name="P64" style:family="paragraph" style:parent-style-name="Table_20_Contents" style:list-style-name="L12">
      <style:paragraph-properties fo:line-height="150%" fo:text-align="justify" style:justify-single-word="false"/>
      <style:text-properties style:font-name="Consolas" fo:font-size="12pt" fo:language="pt" fo:country="BR" officeooo:rsid="003a2d57" officeooo:paragraph-rsid="00402f0e" style:font-size-asian="12pt" style:font-size-complex="12pt"/>
    </style:style>
    <style:style style:name="P65" style:family="paragraph" style:parent-style-name="Table_20_Contents" style:list-style-name="L12">
      <style:paragraph-properties fo:line-height="150%" fo:text-align="justify" style:justify-single-word="false"/>
      <style:text-properties style:font-name="Consolas" fo:font-size="12pt" fo:language="pt" fo:country="BR" officeooo:rsid="003a2d57" officeooo:paragraph-rsid="00417946" style:font-size-asian="12pt" style:font-size-complex="12pt"/>
    </style:style>
    <style:style style:name="P66" style:family="paragraph" style:parent-style-name="Table_20_Contents" style:list-style-name="L12">
      <style:paragraph-properties fo:line-height="150%" fo:text-align="justify" style:justify-single-word="false"/>
      <style:text-properties style:font-name="Consolas" fo:font-size="12pt" fo:language="pt" fo:country="BR" officeooo:rsid="003a2d57" officeooo:paragraph-rsid="0044f53b" style:font-size-asian="12pt" style:font-size-complex="12pt"/>
    </style:style>
    <style:style style:name="P67" style:family="paragraph" style:parent-style-name="Table_20_Contents" style:list-style-name="L15">
      <style:paragraph-properties fo:line-height="150%" fo:text-align="justify" style:justify-single-word="false"/>
      <style:text-properties style:font-name="Consolas" fo:font-size="12pt" fo:language="pt" fo:country="BR" officeooo:rsid="003a2d57" officeooo:paragraph-rsid="0040c6fd" style:font-size-asian="12pt" style:font-size-complex="12pt"/>
    </style:style>
    <style:style style:name="P68" style:family="paragraph" style:parent-style-name="Table_20_Contents" style:list-style-name="L18">
      <style:paragraph-properties fo:line-height="150%" fo:text-align="justify" style:justify-single-word="false"/>
      <style:text-properties style:font-name="Consolas" fo:font-size="12pt" fo:language="pt" fo:country="BR" officeooo:rsid="003a2d57" officeooo:paragraph-rsid="0040c6fd" style:font-size-asian="12pt" style:font-size-complex="12pt"/>
    </style:style>
    <style:style style:name="P69" style:family="paragraph" style:parent-style-name="Table_20_Contents" style:list-style-name="L21">
      <style:paragraph-properties fo:line-height="150%" fo:text-align="justify" style:justify-single-word="false"/>
      <style:text-properties style:font-name="Consolas" fo:font-size="12pt" fo:language="pt" fo:country="BR" officeooo:rsid="003a2d57" officeooo:paragraph-rsid="0040c6fd" style:font-size-asian="12pt" style:font-size-complex="12pt"/>
    </style:style>
    <style:style style:name="P70" style:family="paragraph" style:parent-style-name="Table_20_Contents">
      <style:paragraph-properties fo:line-height="150%" fo:text-align="justify" style:justify-single-word="false"/>
      <style:text-properties style:font-name="Consolas" fo:font-size="12pt" fo:language="pt" fo:country="BR" officeooo:rsid="003a2d57" officeooo:paragraph-rsid="00417946" style:font-size-asian="12pt" style:font-size-complex="12pt"/>
    </style:style>
    <style:style style:name="P71" style:family="paragraph" style:parent-style-name="Table_20_Contents" style:list-style-name="L26">
      <style:paragraph-properties fo:line-height="150%" fo:text-align="justify" style:justify-single-word="false"/>
      <style:text-properties style:font-name="Consolas" fo:font-size="12pt" fo:language="pt" fo:country="BR" officeooo:rsid="003a2d57" officeooo:paragraph-rsid="00417946" style:font-size-asian="12pt" style:font-size-complex="12pt"/>
    </style:style>
    <style:style style:name="P72" style:family="paragraph" style:parent-style-name="Table_20_Contents" style:list-style-name="L29">
      <style:paragraph-properties fo:line-height="150%" fo:text-align="justify" style:justify-single-word="false"/>
      <style:text-properties style:font-name="Consolas" fo:font-size="12pt" fo:language="pt" fo:country="BR" officeooo:rsid="003a2d57" officeooo:paragraph-rsid="00417946" style:font-size-asian="12pt" style:font-size-complex="12pt"/>
    </style:style>
    <style:style style:name="P73" style:family="paragraph" style:parent-style-name="Table_20_Contents" style:list-style-name="L32">
      <style:paragraph-properties fo:line-height="150%" fo:text-align="justify" style:justify-single-word="false"/>
      <style:text-properties style:font-name="Consolas" fo:font-size="12pt" fo:language="pt" fo:country="BR" officeooo:rsid="003a2d57" officeooo:paragraph-rsid="00417946" style:font-size-asian="12pt" style:font-size-complex="12pt"/>
    </style:style>
    <style:style style:name="P74" style:family="paragraph" style:parent-style-name="Table_20_Contents">
      <style:paragraph-properties fo:line-height="150%" fo:text-align="justify" style:justify-single-word="false"/>
      <style:text-properties style:font-name="Consolas" fo:font-size="12pt" fo:language="pt" fo:country="BR" officeooo:rsid="003a2d57" officeooo:paragraph-rsid="0042784a" style:font-size-asian="12pt" style:font-size-complex="12pt"/>
    </style:style>
    <style:style style:name="P75" style:family="paragraph" style:parent-style-name="Table_20_Contents" style:list-style-name="L35">
      <style:paragraph-properties fo:line-height="150%" fo:text-align="justify" style:justify-single-word="false"/>
      <style:text-properties style:font-name="Consolas" fo:font-size="12pt" fo:language="pt" fo:country="BR" officeooo:rsid="003a2d57" officeooo:paragraph-rsid="0042784a" style:font-size-asian="12pt" style:font-size-complex="12pt"/>
    </style:style>
    <style:style style:name="P76" style:family="paragraph" style:parent-style-name="Table_20_Contents">
      <style:paragraph-properties fo:line-height="150%" fo:text-align="justify" style:justify-single-word="false"/>
      <style:text-properties style:font-name="Consolas" fo:font-size="12pt" fo:language="pt" fo:country="BR" officeooo:rsid="003a2d57" officeooo:paragraph-rsid="00439610" style:font-size-asian="12pt" style:font-size-complex="12pt"/>
    </style:style>
    <style:style style:name="P77" style:family="paragraph" style:parent-style-name="Table_20_Contents" style:list-style-name="L38">
      <style:paragraph-properties fo:line-height="150%" fo:text-align="justify" style:justify-single-word="false"/>
      <style:text-properties style:font-name="Consolas" fo:font-size="12pt" fo:language="pt" fo:country="BR" officeooo:rsid="003a2d57" officeooo:paragraph-rsid="00439610" style:font-size-asian="12pt" style:font-size-complex="12pt"/>
    </style:style>
    <style:style style:name="P78" style:family="paragraph" style:parent-style-name="Table_20_Contents">
      <style:paragraph-properties fo:line-height="150%" fo:text-align="justify" style:justify-single-word="false"/>
      <style:text-properties style:font-name="Consolas" fo:font-size="12pt" fo:language="pt" fo:country="BR" officeooo:rsid="003a2d57" officeooo:paragraph-rsid="0044f53b" style:font-size-asian="12pt" style:font-size-complex="12pt"/>
    </style:style>
    <style:style style:name="P79" style:family="paragraph" style:parent-style-name="Table_20_Contents" style:list-style-name="L42">
      <style:paragraph-properties fo:line-height="150%" fo:text-align="justify" style:justify-single-word="false"/>
      <style:text-properties style:font-name="Consolas" fo:font-size="12pt" fo:language="pt" fo:country="BR" officeooo:rsid="003a2d57" officeooo:paragraph-rsid="0044f53b" style:font-size-asian="12pt" style:font-size-complex="12pt"/>
    </style:style>
    <style:style style:name="P80" style:family="paragraph" style:parent-style-name="Table_20_Contents" style:list-style-name="L45">
      <style:paragraph-properties fo:line-height="150%" fo:text-align="justify" style:justify-single-word="false"/>
      <style:text-properties style:font-name="Consolas" fo:font-size="12pt" fo:language="pt" fo:country="BR" officeooo:rsid="003a2d57" officeooo:paragraph-rsid="0044f53b" style:font-size-asian="12pt" style:font-size-complex="12pt"/>
    </style:style>
    <style:style style:name="P81" style:family="paragraph" style:parent-style-name="Table_20_Contents" style:list-style-name="L48">
      <style:paragraph-properties fo:line-height="150%" fo:text-align="justify" style:justify-single-word="false"/>
      <style:text-properties style:font-name="Consolas" fo:font-size="12pt" fo:language="pt" fo:country="BR" officeooo:rsid="003a2d57" officeooo:paragraph-rsid="0044f53b" style:font-size-asian="12pt" style:font-size-complex="12pt"/>
    </style:style>
    <style:style style:name="P82" style:family="paragraph" style:parent-style-name="Table_20_Contents" style:list-style-name="L10">
      <style:paragraph-properties fo:line-height="150%" fo:text-align="justify" style:justify-single-word="false"/>
      <style:text-properties style:font-name="Consolas" fo:font-size="12pt" fo:language="pt" fo:country="BR" officeooo:rsid="003e70ae" officeooo:paragraph-rsid="0040c6fd" style:font-size-asian="12pt" style:font-size-complex="12pt"/>
    </style:style>
    <style:style style:name="P83" style:family="paragraph" style:parent-style-name="Table_20_Contents" style:list-style-name="L10">
      <style:paragraph-properties fo:line-height="150%" fo:text-align="justify" style:justify-single-word="false"/>
      <style:text-properties style:font-name="Consolas" fo:font-size="12pt" fo:language="pt" fo:country="BR" officeooo:rsid="003f2f69" officeooo:paragraph-rsid="0040c6fd" style:font-size-asian="12pt" style:font-size-complex="12pt"/>
    </style:style>
    <style:style style:name="P84" style:family="paragraph" style:parent-style-name="Table_20_Contents" style:list-style-name="L14">
      <style:paragraph-properties fo:line-height="150%" fo:text-align="justify" style:justify-single-word="false"/>
      <style:text-properties style:font-name="Consolas" fo:font-size="12pt" fo:language="pt" fo:country="BR" officeooo:rsid="0010269a" officeooo:paragraph-rsid="0040c6fd" style:font-size-asian="12pt" style:font-size-complex="12pt"/>
    </style:style>
    <style:style style:name="P85" style:family="paragraph" style:parent-style-name="Table_20_Contents" style:list-style-name="L17">
      <style:paragraph-properties fo:line-height="150%" fo:text-align="justify" style:justify-single-word="false"/>
      <style:text-properties style:font-name="Consolas" fo:font-size="12pt" fo:language="pt" fo:country="BR" officeooo:rsid="0010269a" officeooo:paragraph-rsid="0040c6fd" style:font-size-asian="12pt" style:font-size-complex="12pt"/>
    </style:style>
    <style:style style:name="P86" style:family="paragraph" style:parent-style-name="Table_20_Contents" style:list-style-name="L20">
      <style:paragraph-properties fo:line-height="150%" fo:text-align="justify" style:justify-single-word="false"/>
      <style:text-properties style:font-name="Consolas" fo:font-size="12pt" fo:language="pt" fo:country="BR" officeooo:rsid="0010269a" officeooo:paragraph-rsid="0040c6fd" style:font-size-asian="12pt" style:font-size-complex="12pt"/>
    </style:style>
    <style:style style:name="P87" style:family="paragraph" style:parent-style-name="Table_20_Contents" style:list-style-name="L16">
      <style:paragraph-properties fo:line-height="150%" fo:text-align="justify" style:justify-single-word="false"/>
      <style:text-properties style:font-name="Consolas" fo:font-size="12pt" fo:language="pt" fo:country="BR" officeooo:rsid="0014491b" officeooo:paragraph-rsid="0040c6fd" style:font-size-asian="12pt" style:font-size-complex="12pt"/>
    </style:style>
    <style:style style:name="P88" style:family="paragraph" style:parent-style-name="Table_20_Contents" style:list-style-name="L13">
      <style:paragraph-properties fo:line-height="150%" fo:text-align="justify" style:justify-single-word="false"/>
      <style:text-properties style:font-name="Consolas" fo:font-size="12pt" fo:language="pt" fo:country="BR" officeooo:rsid="0014491b" officeooo:paragraph-rsid="0040c6fd" style:font-size-asian="12pt" style:font-size-complex="12pt"/>
    </style:style>
    <style:style style:name="P89" style:family="paragraph" style:parent-style-name="Table_20_Contents" style:list-style-name="L19">
      <style:paragraph-properties fo:line-height="150%" fo:text-align="justify" style:justify-single-word="false"/>
      <style:text-properties style:font-name="Consolas" fo:font-size="12pt" fo:language="pt" fo:country="BR" officeooo:rsid="0014491b" officeooo:paragraph-rsid="0040c6fd" style:font-size-asian="12pt" style:font-size-complex="12pt"/>
    </style:style>
    <style:style style:name="P90" style:family="paragraph" style:parent-style-name="Table_20_Contents" style:list-style-name="L19">
      <style:paragraph-properties fo:line-height="150%" fo:text-align="justify" style:justify-single-word="false"/>
      <style:text-properties style:font-name="Consolas" fo:font-size="12pt" fo:language="pt" fo:country="BR" officeooo:rsid="0014491b" officeooo:paragraph-rsid="00417946" style:font-size-asian="12pt" style:font-size-complex="12pt"/>
    </style:style>
    <style:style style:name="P91" style:family="paragraph" style:parent-style-name="Table_20_Contents" style:list-style-name="L22">
      <style:paragraph-properties fo:line-height="150%" fo:text-align="justify" style:justify-single-word="false"/>
      <style:text-properties style:font-name="Consolas" fo:font-size="12pt" fo:language="pt" fo:country="BR" officeooo:rsid="0014491b" officeooo:paragraph-rsid="00417946" style:font-size-asian="12pt" style:font-size-complex="12pt"/>
    </style:style>
    <style:style style:name="P92" style:family="paragraph" style:parent-style-name="Table_20_Contents" style:list-style-name="L24">
      <style:paragraph-properties fo:line-height="150%" fo:text-align="justify" style:justify-single-word="false"/>
      <style:text-properties style:font-name="Consolas" fo:font-size="12pt" fo:language="pt" fo:country="BR" officeooo:rsid="0014491b" officeooo:paragraph-rsid="00417946" style:font-size-asian="12pt" style:font-size-complex="12pt"/>
    </style:style>
    <style:style style:name="P93" style:family="paragraph" style:parent-style-name="Table_20_Contents" style:list-style-name="L13">
      <style:paragraph-properties fo:line-height="150%" fo:text-align="justify" style:justify-single-word="false"/>
      <style:text-properties style:font-name="Consolas" fo:font-size="12pt" fo:language="pt" fo:country="BR" officeooo:rsid="0016242f" officeooo:paragraph-rsid="0040c6fd" style:font-size-asian="12pt" style:font-size-complex="12pt"/>
    </style:style>
    <style:style style:name="P94" style:family="paragraph" style:parent-style-name="Table_20_Contents" style:list-style-name="L16">
      <style:paragraph-properties fo:line-height="150%" fo:text-align="justify" style:justify-single-word="false"/>
      <style:text-properties style:font-name="Consolas" fo:font-size="12pt" fo:language="pt" fo:country="BR" officeooo:rsid="0016242f" officeooo:paragraph-rsid="0040c6fd" style:font-size-asian="12pt" style:font-size-complex="12pt"/>
    </style:style>
    <style:style style:name="P95" style:family="paragraph" style:parent-style-name="Table_20_Contents">
      <style:paragraph-properties fo:line-height="150%" fo:text-align="justify" style:justify-single-word="false"/>
      <style:text-properties style:font-name="Consolas" fo:font-size="12pt" fo:language="pt" fo:country="BR" officeooo:rsid="0016c5e8" officeooo:paragraph-rsid="0040c6fd" style:font-size-asian="12pt" style:font-size-complex="12pt"/>
    </style:style>
    <style:style style:name="P96" style:family="paragraph" style:parent-style-name="Table_20_Contents" style:list-style-name="L19">
      <style:paragraph-properties fo:line-height="150%" fo:text-align="justify" style:justify-single-word="false"/>
      <style:text-properties style:font-name="Consolas" fo:font-size="12pt" fo:language="pt" fo:country="BR" officeooo:rsid="00184891" officeooo:paragraph-rsid="00417946" style:font-size-asian="12pt" style:font-size-complex="12pt"/>
    </style:style>
    <style:style style:name="P97" style:family="paragraph" style:parent-style-name="Table_20_Contents" style:list-style-name="L22">
      <style:paragraph-properties fo:line-height="150%" fo:text-align="justify" style:justify-single-word="false"/>
      <style:text-properties style:font-name="Consolas" fo:font-size="12pt" fo:language="pt" fo:country="BR" officeooo:rsid="00184891" officeooo:paragraph-rsid="00417946" style:font-size-asian="12pt" style:font-size-complex="12pt"/>
    </style:style>
    <style:style style:name="P98" style:family="paragraph" style:parent-style-name="Table_20_Contents" style:list-style-name="L24">
      <style:paragraph-properties fo:line-height="150%" fo:text-align="justify" style:justify-single-word="false"/>
      <style:text-properties style:font-name="Consolas" fo:font-size="12pt" fo:language="pt" fo:country="BR" officeooo:rsid="00184891" officeooo:paragraph-rsid="00417946" style:font-size-asian="12pt" style:font-size-complex="12pt"/>
    </style:style>
    <style:style style:name="P99" style:family="paragraph" style:parent-style-name="Table_20_Contents" style:list-style-name="L25">
      <style:paragraph-properties fo:line-height="150%" fo:text-align="justify" style:justify-single-word="false"/>
      <style:text-properties style:font-name="Consolas" fo:font-size="12pt" fo:language="pt" fo:country="BR" officeooo:rsid="001c059d" officeooo:paragraph-rsid="00417946" style:font-size-asian="12pt" style:font-size-complex="12pt"/>
    </style:style>
    <style:style style:name="P100" style:family="paragraph" style:parent-style-name="Table_20_Contents" style:list-style-name="L27">
      <style:paragraph-properties fo:line-height="150%" fo:text-align="justify" style:justify-single-word="false"/>
      <style:text-properties style:font-name="Consolas" fo:font-size="12pt" fo:language="pt" fo:country="BR" officeooo:rsid="0021a686" officeooo:paragraph-rsid="00417946" style:font-size-asian="12pt" style:font-size-complex="12pt"/>
    </style:style>
    <style:style style:name="P101" style:family="paragraph" style:parent-style-name="Table_20_Contents" style:list-style-name="L30">
      <style:paragraph-properties fo:line-height="150%" fo:text-align="justify" style:justify-single-word="false"/>
      <style:text-properties style:font-name="Consolas" fo:font-size="12pt" fo:language="pt" fo:country="BR" officeooo:rsid="0021a686" officeooo:paragraph-rsid="00439610" style:font-size-asian="12pt" style:font-size-complex="12pt"/>
    </style:style>
    <style:style style:name="P102" style:family="paragraph" style:parent-style-name="Table_20_Contents" style:list-style-name="L33">
      <style:paragraph-properties fo:line-height="150%" fo:text-align="justify" style:justify-single-word="false"/>
      <style:text-properties style:font-name="Consolas" fo:font-size="12pt" fo:language="pt" fo:country="BR" officeooo:rsid="0021a686" officeooo:paragraph-rsid="00439610" style:font-size-asian="12pt" style:font-size-complex="12pt"/>
    </style:style>
    <style:style style:name="P103" style:family="paragraph" style:parent-style-name="Table_20_Contents" style:list-style-name="L36">
      <style:paragraph-properties fo:line-height="150%" fo:text-align="justify" style:justify-single-word="false"/>
      <style:text-properties style:font-name="Consolas" fo:font-size="12pt" fo:language="pt" fo:country="BR" officeooo:rsid="002a2b77" officeooo:paragraph-rsid="00439610" style:font-size-asian="12pt" style:font-size-complex="12pt"/>
    </style:style>
    <style:style style:name="P104" style:family="paragraph" style:parent-style-name="Table_20_Contents" style:list-style-name="L41">
      <style:paragraph-properties fo:line-height="150%" fo:text-align="justify" style:justify-single-word="false"/>
      <style:text-properties style:font-name="Consolas" fo:font-size="12pt" fo:language="pt" fo:country="BR" officeooo:rsid="002a2b77" officeooo:paragraph-rsid="0044f53b" style:font-size-asian="12pt" style:font-size-complex="12pt"/>
    </style:style>
    <style:style style:name="P105" style:family="paragraph" style:parent-style-name="Table_20_Contents" style:list-style-name="L39">
      <style:paragraph-properties fo:line-height="150%" fo:text-align="justify" style:justify-single-word="false"/>
      <style:text-properties style:font-name="Consolas" fo:font-size="12pt" fo:language="pt" fo:country="BR" officeooo:rsid="002a2b77" officeooo:paragraph-rsid="0044f53b" style:font-size-asian="12pt" style:font-size-complex="12pt"/>
    </style:style>
    <style:style style:name="P106" style:family="paragraph" style:parent-style-name="Table_20_Contents" style:list-style-name="L43">
      <style:paragraph-properties fo:line-height="150%" fo:text-align="justify" style:justify-single-word="false"/>
      <style:text-properties style:font-name="Consolas" fo:font-size="12pt" fo:language="pt" fo:country="BR" officeooo:rsid="002a2b77" officeooo:paragraph-rsid="0044f53b" style:font-size-asian="12pt" style:font-size-complex="12pt"/>
    </style:style>
    <style:style style:name="P107" style:family="paragraph" style:parent-style-name="Table_20_Contents" style:list-style-name="L5">
      <style:paragraph-properties fo:line-height="150%" fo:text-align="justify" style:justify-single-word="false"/>
      <style:text-properties style:font-name="Consolas" fo:font-size="12pt" fo:language="pt" fo:country="BR" fo:font-style="italic" style:text-underline-style="solid" style:text-underline-width="auto" style:text-underline-color="font-color" fo:font-weight="normal" officeooo:rsid="0009b3be" officeooo:paragraph-rsid="003fc204" style:font-size-asian="12pt" style:font-style-asian="italic" style:font-weight-asian="normal" style:font-size-complex="12pt" style:font-style-complex="italic" style:font-weight-complex="normal"/>
    </style:style>
    <style:style style:name="P108" style:family="paragraph" style:parent-style-name="Table_20_Contents" style:list-style-name="L11">
      <style:paragraph-properties fo:line-height="150%" fo:text-align="justify" style:justify-single-word="false"/>
      <style:text-properties style:font-name="Consolas" fo:font-size="12pt" fo:language="pt" fo:country="BR" fo:font-style="normal" fo:font-weight="normal" officeooo:rsid="00402f0e" officeooo:paragraph-rsid="00402f0e" style:font-size-asian="12pt" style:font-style-asian="normal" style:font-weight-asian="normal" style:font-size-complex="12pt" style:font-style-complex="normal" style:font-weight-complex="normal"/>
    </style:style>
    <style:style style:name="P109" style:family="paragraph" style:parent-style-name="Table_20_Contents" style:list-style-name="L23">
      <style:paragraph-properties fo:line-height="150%" fo:text-align="justify" style:justify-single-word="false"/>
      <style:text-properties style:font-name="Consolas" fo:font-size="12pt" fo:language="pt" fo:country="BR" fo:font-style="normal" fo:font-weight="normal" officeooo:rsid="0016c5e8" officeooo:paragraph-rsid="00417946" style:font-size-asian="12pt" style:font-style-asian="normal" style:font-weight-asian="normal" style:font-size-complex="12pt" style:font-style-complex="normal" style:font-weight-complex="normal"/>
    </style:style>
    <style:style style:name="P110" style:family="paragraph" style:parent-style-name="Table_20_Contents" style:list-style-name="L12">
      <style:paragraph-properties fo:line-height="150%" fo:text-align="justify" style:justify-single-word="false"/>
      <style:text-properties style:font-name="Consolas" fo:font-size="12pt" fo:language="pt" fo:country="BR" fo:font-weight="normal" officeooo:rsid="003a2d57" officeooo:paragraph-rsid="00417946" style:font-size-asian="12pt" style:font-weight-asian="normal" style:font-size-complex="12pt" style:font-weight-complex="normal"/>
    </style:style>
    <style:style style:name="P111" style:family="paragraph" style:parent-style-name="Table_20_Contents" style:list-style-name="L12">
      <style:paragraph-properties fo:line-height="150%" fo:text-align="justify" style:justify-single-word="false"/>
      <style:text-properties style:font-name="Consolas" fo:font-size="12pt" fo:language="pt" fo:country="BR" fo:font-weight="normal" officeooo:rsid="003a2d57" officeooo:paragraph-rsid="0044f53b" style:font-size-asian="12pt" style:font-weight-asian="normal" style:font-size-complex="12pt" style:font-weight-complex="normal"/>
    </style:style>
    <style:style style:name="P112" style:family="paragraph" style:parent-style-name="Table_20_Contents" style:list-style-name="L26">
      <style:paragraph-properties fo:line-height="150%" fo:text-align="justify" style:justify-single-word="false"/>
      <style:text-properties style:font-name="Consolas" fo:font-size="12pt" fo:language="pt" fo:country="BR" fo:font-weight="normal" officeooo:rsid="003a2d57" officeooo:paragraph-rsid="00417946" style:font-size-asian="12pt" style:font-weight-asian="normal" style:font-size-complex="12pt" style:font-weight-complex="normal"/>
    </style:style>
    <style:style style:name="P113" style:family="paragraph" style:parent-style-name="Table_20_Contents" style:list-style-name="L29">
      <style:paragraph-properties fo:line-height="150%" fo:text-align="justify" style:justify-single-word="false"/>
      <style:text-properties style:font-name="Consolas" fo:font-size="12pt" fo:language="pt" fo:country="BR" fo:font-weight="normal" officeooo:rsid="003a2d57" officeooo:paragraph-rsid="00417946" style:font-size-asian="12pt" style:font-weight-asian="normal" style:font-size-complex="12pt" style:font-weight-complex="normal"/>
    </style:style>
    <style:style style:name="P114" style:family="paragraph" style:parent-style-name="Table_20_Contents" style:list-style-name="L32">
      <style:paragraph-properties fo:line-height="150%" fo:text-align="justify" style:justify-single-word="false"/>
      <style:text-properties style:font-name="Consolas" fo:font-size="12pt" fo:language="pt" fo:country="BR" fo:font-weight="normal" officeooo:rsid="003a2d57" officeooo:paragraph-rsid="00417946" style:font-size-asian="12pt" style:font-weight-asian="normal" style:font-size-complex="12pt" style:font-weight-complex="normal"/>
    </style:style>
    <style:style style:name="P115" style:family="paragraph" style:parent-style-name="Table_20_Contents" style:list-style-name="L35">
      <style:paragraph-properties fo:line-height="150%" fo:text-align="justify" style:justify-single-word="false"/>
      <style:text-properties style:font-name="Consolas" fo:font-size="12pt" fo:language="pt" fo:country="BR" fo:font-weight="normal" officeooo:rsid="003a2d57" officeooo:paragraph-rsid="0042784a" style:font-size-asian="12pt" style:font-weight-asian="normal" style:font-size-complex="12pt" style:font-weight-complex="normal"/>
    </style:style>
    <style:style style:name="P116" style:family="paragraph" style:parent-style-name="Table_20_Contents" style:list-style-name="L38">
      <style:paragraph-properties fo:line-height="150%" fo:text-align="justify" style:justify-single-word="false"/>
      <style:text-properties style:font-name="Consolas" fo:font-size="12pt" fo:language="pt" fo:country="BR" fo:font-weight="normal" officeooo:rsid="003a2d57" officeooo:paragraph-rsid="00439610" style:font-size-asian="12pt" style:font-weight-asian="normal" style:font-size-complex="12pt" style:font-weight-complex="normal"/>
    </style:style>
    <style:style style:name="P117" style:family="paragraph" style:parent-style-name="Table_20_Contents" style:list-style-name="L42">
      <style:paragraph-properties fo:line-height="150%" fo:text-align="justify" style:justify-single-word="false"/>
      <style:text-properties style:font-name="Consolas" fo:font-size="12pt" fo:language="pt" fo:country="BR" fo:font-weight="normal" officeooo:rsid="003a2d57" officeooo:paragraph-rsid="0044f53b" style:font-size-asian="12pt" style:font-weight-asian="normal" style:font-size-complex="12pt" style:font-weight-complex="normal"/>
    </style:style>
    <style:style style:name="P118" style:family="paragraph" style:parent-style-name="Table_20_Contents" style:list-style-name="L45">
      <style:paragraph-properties fo:line-height="150%" fo:text-align="justify" style:justify-single-word="false"/>
      <style:text-properties style:font-name="Consolas" fo:font-size="12pt" fo:language="pt" fo:country="BR" fo:font-weight="normal" officeooo:rsid="003a2d57" officeooo:paragraph-rsid="00228a03" style:font-size-asian="12pt" style:font-weight-asian="normal" style:font-size-complex="12pt" style:font-weight-complex="normal"/>
    </style:style>
    <style:style style:name="P119" style:family="paragraph" style:parent-style-name="Table_20_Contents" style:list-style-name="L48">
      <style:paragraph-properties fo:line-height="150%" fo:text-align="justify" style:justify-single-word="false"/>
      <style:text-properties style:font-name="Consolas" fo:font-size="12pt" fo:language="pt" fo:country="BR" fo:font-weight="normal" officeooo:rsid="003a2d57" officeooo:paragraph-rsid="0044f53b" style:font-size-asian="12pt" style:font-weight-asian="normal" style:font-size-complex="12pt" style:font-weight-complex="normal"/>
    </style:style>
    <style:style style:name="P120" style:family="paragraph" style:parent-style-name="Table_20_Contents">
      <style:paragraph-properties fo:line-height="150%" fo:text-align="justify" style:justify-single-word="false"/>
      <style:text-properties style:font-name="Consolas" fo:font-size="12pt" officeooo:rsid="001c059d" officeooo:paragraph-rsid="00417946" style:font-size-asian="12pt" style:font-size-complex="12pt"/>
    </style:style>
    <style:style style:name="P121" style:family="paragraph" style:parent-style-name="Table_20_Contents" style:list-style-name="L31">
      <style:paragraph-properties fo:line-height="150%" fo:text-align="justify" style:justify-single-word="false"/>
      <style:text-properties style:font-name="Consolas" fo:font-size="12pt" officeooo:rsid="001c059d" officeooo:paragraph-rsid="00417946" style:font-size-asian="12pt" style:font-size-complex="12pt"/>
    </style:style>
    <style:style style:name="P122" style:family="paragraph" style:parent-style-name="Table_20_Contents" style:list-style-name="L34">
      <style:paragraph-properties fo:line-height="150%" fo:text-align="justify" style:justify-single-word="false"/>
      <style:text-properties style:font-name="Consolas" fo:font-size="12pt" officeooo:rsid="001c059d" officeooo:paragraph-rsid="00439610" style:font-size-asian="12pt" style:font-size-complex="12pt"/>
    </style:style>
    <style:style style:name="P123" style:family="paragraph" style:parent-style-name="Table_20_Contents" style:list-style-name="L37">
      <style:paragraph-properties fo:line-height="150%" fo:text-align="justify" style:justify-single-word="false"/>
      <style:text-properties style:font-name="Consolas" fo:font-size="12pt" officeooo:rsid="001c059d" officeooo:paragraph-rsid="00439610" style:font-size-asian="12pt" style:font-size-complex="12pt"/>
    </style:style>
    <style:style style:name="P124" style:family="paragraph" style:parent-style-name="Table_20_Contents" style:list-style-name="L40">
      <style:paragraph-properties fo:line-height="150%" fo:text-align="justify" style:justify-single-word="false"/>
      <style:text-properties style:font-name="Consolas" fo:font-size="12pt" officeooo:rsid="001c059d" officeooo:paragraph-rsid="0044f53b" style:font-size-asian="12pt" style:font-size-complex="12pt"/>
    </style:style>
    <style:style style:name="P125" style:family="paragraph" style:parent-style-name="Table_20_Contents">
      <style:paragraph-properties fo:line-height="150%" fo:text-align="justify" style:justify-single-word="false"/>
      <style:text-properties style:font-name="Consolas" fo:font-size="12pt" officeooo:rsid="001c059d" officeooo:paragraph-rsid="0044f53b" style:font-size-asian="12pt" style:font-size-complex="12pt"/>
    </style:style>
    <style:style style:name="P126" style:family="paragraph" style:parent-style-name="Table_20_Contents" style:list-style-name="L47">
      <style:paragraph-properties fo:line-height="150%" fo:text-align="justify" style:justify-single-word="false"/>
      <style:text-properties style:font-name="Consolas" fo:font-size="12pt" officeooo:rsid="001c059d" officeooo:paragraph-rsid="0044f53b" style:font-size-asian="12pt" style:font-size-complex="12pt"/>
    </style:style>
    <style:style style:name="P127" style:family="paragraph" style:parent-style-name="Table_20_Contents">
      <style:paragraph-properties fo:line-height="150%" fo:text-align="justify" style:justify-single-word="false"/>
      <style:text-properties style:font-name="Consolas" fo:font-size="12pt" officeooo:rsid="002a2b77" officeooo:paragraph-rsid="0044f53b" style:font-size-asian="12pt" style:font-size-complex="12pt"/>
    </style:style>
    <style:style style:name="P128" style:family="paragraph" style:parent-style-name="Table_20_Contents" style:list-style-name="L4">
      <style:paragraph-properties fo:line-height="150%" fo:text-align="justify" style:justify-single-word="false"/>
      <style:text-properties style:font-name="Consolas" fo:font-size="12pt" officeooo:paragraph-rsid="003fc204" style:font-size-asian="12pt" style:font-size-complex="12pt"/>
    </style:style>
    <style:style style:name="P129" style:family="paragraph" style:parent-style-name="Table_20_Contents" style:list-style-name="L5">
      <style:paragraph-properties fo:line-height="150%" fo:text-align="justify" style:justify-single-word="false"/>
      <style:text-properties style:font-name="Consolas" fo:font-size="12pt" officeooo:paragraph-rsid="003fc204" style:font-size-asian="12pt" style:font-size-complex="12pt"/>
    </style:style>
    <style:style style:name="P130" style:family="paragraph" style:parent-style-name="Table_20_Contents" style:list-style-name="L3">
      <style:paragraph-properties fo:line-height="150%" fo:text-align="justify" style:justify-single-word="false"/>
      <style:text-properties style:font-name="Consolas" fo:font-size="12pt" officeooo:paragraph-rsid="003fc204" style:font-size-asian="12pt" style:font-size-complex="12pt"/>
    </style:style>
    <style:style style:name="P131" style:family="paragraph" style:parent-style-name="Table_20_Contents" style:list-style-name="L6">
      <style:paragraph-properties fo:line-height="150%" fo:text-align="justify" style:justify-single-word="false"/>
      <style:text-properties style:font-name="Consolas" fo:font-size="12pt" officeooo:paragraph-rsid="003fc204" style:font-size-asian="12pt" style:font-size-complex="12pt"/>
    </style:style>
    <style:style style:name="P132" style:family="paragraph" style:parent-style-name="Table_20_Contents" style:list-style-name="L6">
      <style:paragraph-properties fo:line-height="150%" fo:text-align="justify" style:justify-single-word="false"/>
      <style:text-properties style:font-name="Consolas" fo:font-size="12pt" officeooo:paragraph-rsid="00402f0e" style:font-size-asian="12pt" style:font-size-complex="12pt"/>
    </style:style>
    <style:style style:name="P133" style:family="paragraph" style:parent-style-name="Table_20_Contents" style:list-style-name="L8">
      <style:paragraph-properties fo:line-height="150%" fo:text-align="justify" style:justify-single-word="false"/>
      <style:text-properties style:font-name="Consolas" fo:font-size="12pt" officeooo:paragraph-rsid="00402f0e" style:font-size-asian="12pt" style:font-size-complex="12pt"/>
    </style:style>
    <style:style style:name="P134" style:family="paragraph" style:parent-style-name="Table_20_Contents" style:list-style-name="L10">
      <style:paragraph-properties fo:line-height="150%" fo:text-align="justify" style:justify-single-word="false"/>
      <style:text-properties style:font-name="Consolas" fo:font-size="12pt" officeooo:paragraph-rsid="00402f0e" style:font-size-asian="12pt" style:font-size-complex="12pt"/>
    </style:style>
    <style:style style:name="P135" style:family="paragraph" style:parent-style-name="Table_20_Contents" style:list-style-name="L10">
      <style:paragraph-properties fo:line-height="150%" fo:text-align="justify" style:justify-single-word="false"/>
      <style:text-properties style:font-name="Consolas" fo:font-size="12pt" officeooo:paragraph-rsid="0040c6fd" style:font-size-asian="12pt" style:font-size-complex="12pt"/>
    </style:style>
    <style:style style:name="P136" style:family="paragraph" style:parent-style-name="Table_20_Contents" style:list-style-name="L13">
      <style:paragraph-properties fo:line-height="150%" fo:text-align="justify" style:justify-single-word="false"/>
      <style:text-properties style:font-name="Consolas" fo:font-size="12pt" officeooo:paragraph-rsid="0040c6fd" style:font-size-asian="12pt" style:font-size-complex="12pt"/>
    </style:style>
    <style:style style:name="P137" style:family="paragraph" style:parent-style-name="Table_20_Contents" style:list-style-name="L22">
      <style:paragraph-properties fo:line-height="150%" fo:text-align="justify" style:justify-single-word="false"/>
      <style:text-properties style:font-name="Consolas" fo:font-size="12pt" officeooo:paragraph-rsid="00417946" style:font-size-asian="12pt" style:font-size-complex="12pt"/>
    </style:style>
    <style:style style:name="P138" style:family="paragraph" style:parent-style-name="Table_20_Contents" style:list-style-name="L24">
      <style:paragraph-properties fo:line-height="150%" fo:text-align="justify" style:justify-single-word="false"/>
      <style:text-properties style:font-name="Consolas" fo:font-size="12pt" officeooo:paragraph-rsid="00417946" style:font-size-asian="12pt" style:font-size-complex="12pt"/>
    </style:style>
    <style:style style:name="P139" style:family="paragraph" style:parent-style-name="Table_20_Contents">
      <style:paragraph-properties fo:line-height="150%" fo:text-align="justify" style:justify-single-word="false"/>
      <style:text-properties style:font-name="Consolas" fo:font-size="12pt" officeooo:paragraph-rsid="00417946" style:font-size-asian="12pt" style:font-size-complex="12pt"/>
    </style:style>
    <style:style style:name="P140" style:family="paragraph" style:parent-style-name="Table_20_Contents" style:list-style-name="L27">
      <style:paragraph-properties fo:line-height="150%" fo:text-align="justify" style:justify-single-word="false"/>
      <style:text-properties style:font-name="Consolas" fo:font-size="12pt" officeooo:paragraph-rsid="00417946" style:font-size-asian="12pt" style:font-size-complex="12pt"/>
    </style:style>
    <style:style style:name="P141" style:family="paragraph" style:parent-style-name="Table_20_Contents" style:list-style-name="L28">
      <style:paragraph-properties fo:line-height="150%" fo:text-align="justify" style:justify-single-word="false"/>
      <style:text-properties style:font-name="Consolas" fo:font-size="12pt" officeooo:paragraph-rsid="00417946" style:font-size-asian="12pt" style:font-size-complex="12pt"/>
    </style:style>
    <style:style style:name="P142" style:family="paragraph" style:parent-style-name="Table_20_Contents" style:list-style-name="L30">
      <style:paragraph-properties fo:line-height="150%" fo:text-align="justify" style:justify-single-word="false"/>
      <style:text-properties style:font-name="Consolas" fo:font-size="12pt" officeooo:paragraph-rsid="00417946" style:font-size-asian="12pt" style:font-size-complex="12pt"/>
    </style:style>
    <style:style style:name="P143" style:family="paragraph" style:parent-style-name="Table_20_Contents" style:list-style-name="L33">
      <style:paragraph-properties fo:line-height="150%" fo:text-align="justify" style:justify-single-word="false"/>
      <style:text-properties style:font-name="Consolas" fo:font-size="12pt" officeooo:paragraph-rsid="00439610" style:font-size-asian="12pt" style:font-size-complex="12pt"/>
    </style:style>
    <style:style style:name="P144" style:family="paragraph" style:parent-style-name="Table_20_Contents">
      <style:paragraph-properties fo:line-height="150%" fo:text-align="justify" style:justify-single-word="false"/>
      <style:text-properties style:font-name="Consolas" fo:font-size="12pt" officeooo:paragraph-rsid="00439610" style:font-size-asian="12pt" style:font-size-complex="12pt"/>
    </style:style>
    <style:style style:name="P145" style:family="paragraph" style:parent-style-name="Table_20_Contents" style:list-style-name="L36">
      <style:paragraph-properties fo:line-height="150%" fo:text-align="justify" style:justify-single-word="false"/>
      <style:text-properties style:font-name="Consolas" fo:font-size="12pt" officeooo:paragraph-rsid="00439610" style:font-size-asian="12pt" style:font-size-complex="12pt"/>
    </style:style>
    <style:style style:name="P146" style:family="paragraph" style:parent-style-name="Table_20_Contents" style:list-style-name="L39">
      <style:paragraph-properties fo:line-height="150%" fo:text-align="justify" style:justify-single-word="false"/>
      <style:text-properties style:font-name="Consolas" fo:font-size="12pt" officeooo:paragraph-rsid="00439610" style:font-size-asian="12pt" style:font-size-complex="12pt"/>
    </style:style>
    <style:style style:name="P147" style:family="paragraph" style:parent-style-name="Table_20_Contents" style:list-style-name="L39">
      <style:paragraph-properties fo:line-height="150%" fo:text-align="justify" style:justify-single-word="false"/>
      <style:text-properties style:font-name="Consolas" fo:font-size="12pt" officeooo:paragraph-rsid="0044f53b" style:font-size-asian="12pt" style:font-size-complex="12pt"/>
    </style:style>
    <style:style style:name="P148" style:family="paragraph" style:parent-style-name="Table_20_Contents" style:list-style-name="L43">
      <style:paragraph-properties fo:line-height="150%" fo:text-align="justify" style:justify-single-word="false"/>
      <style:text-properties style:font-name="Consolas" fo:font-size="12pt" officeooo:paragraph-rsid="0044f53b" style:font-size-asian="12pt" style:font-size-complex="12pt"/>
    </style:style>
    <style:style style:name="P149" style:family="paragraph" style:parent-style-name="Table_20_Contents" style:list-style-name="L44">
      <style:paragraph-properties fo:line-height="150%" fo:text-align="justify" style:justify-single-word="false"/>
      <style:text-properties style:font-name="Consolas" fo:font-size="12pt" officeooo:paragraph-rsid="0044f53b" style:font-size-asian="12pt" style:font-size-complex="12pt"/>
    </style:style>
    <style:style style:name="P150" style:family="paragraph" style:parent-style-name="Table_20_Contents" style:list-style-name="L46">
      <style:paragraph-properties fo:line-height="150%" fo:text-align="justify" style:justify-single-word="false"/>
      <style:text-properties style:font-name="Consolas" fo:font-size="12pt" officeooo:paragraph-rsid="0044f53b" style:font-size-asian="12pt" style:font-size-complex="12pt"/>
    </style:style>
    <style:style style:name="T1" style:family="text">
      <style:text-properties officeooo:rsid="0008d21a"/>
    </style:style>
    <style:style style:name="T2" style:family="text">
      <style:text-properties fo:font-style="italic" officeooo:rsid="0008d21a" style:font-style-asian="italic" style:font-style-complex="italic"/>
    </style:style>
    <style:style style:name="T3" style:family="text">
      <style:text-properties fo:font-style="italic" officeooo:rsid="000a61fe" style:font-style-asian="italic" style:font-style-complex="italic"/>
    </style:style>
    <style:style style:name="T4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6" style:family="text">
      <style:text-properties officeooo:rsid="0009b3be"/>
    </style:style>
    <style:style style:name="T7" style:family="text">
      <style:text-properties officeooo:rsid="000a61fe"/>
    </style:style>
    <style:style style:name="T8" style:family="text">
      <style:text-properties officeooo:rsid="000ef45f"/>
    </style:style>
    <style:style style:name="T9" style:family="text">
      <style:text-properties officeooo:rsid="0013be21"/>
    </style:style>
    <style:style style:name="T10" style:family="text">
      <style:text-properties officeooo:rsid="0014491b"/>
    </style:style>
    <style:style style:name="T11" style:family="text">
      <style:text-properties officeooo:rsid="0016c5e8"/>
    </style:style>
    <style:style style:name="T12" style:family="text">
      <style:text-properties officeooo:rsid="00184891"/>
    </style:style>
    <style:style style:name="T13" style:family="text">
      <style:text-properties officeooo:rsid="001eb8f7"/>
    </style:style>
    <style:style style:name="T14" style:family="text">
      <style:text-properties officeooo:rsid="001c059d"/>
    </style:style>
    <style:style style:name="T15" style:family="text">
      <style:text-properties officeooo:rsid="0021a686"/>
    </style:style>
    <style:style style:name="T16" style:family="text">
      <style:text-properties fo:language="pt" fo:country="BR"/>
    </style:style>
    <style:style style:name="T17" style:family="text">
      <style:text-properties fo:language="pt" fo:country="BR" officeooo:rsid="0021a686"/>
    </style:style>
    <style:style style:name="T18" style:family="text">
      <style:text-properties fo:language="pt" fo:country="BR" officeooo:rsid="0030b0e3"/>
    </style:style>
    <style:style style:name="T19" style:family="text">
      <style:text-properties fo:language="pt" fo:country="BR" officeooo:rsid="003e70ae"/>
    </style:style>
    <style:style style:name="T20" style:family="text">
      <style:text-properties fo:language="pt" fo:country="BR" officeooo:rsid="000a61fe"/>
    </style:style>
    <style:style style:name="T21" style:family="text">
      <style:text-properties fo:language="pt" fo:country="BR" officeooo:rsid="0030c7d0"/>
    </style:style>
    <style:style style:name="T22" style:family="text">
      <style:text-properties fo:language="pt" fo:country="BR" officeooo:rsid="003f2f69"/>
    </style:style>
    <style:style style:name="T23" style:family="text">
      <style:text-properties fo:language="pt" fo:country="BR" officeooo:rsid="00310c8c"/>
    </style:style>
    <style:style style:name="T24" style:family="text">
      <style:text-properties fo:language="pt" fo:country="BR" officeooo:rsid="0014491b"/>
    </style:style>
    <style:style style:name="T25" style:family="text">
      <style:text-properties fo:language="pt" fo:country="BR" officeooo:rsid="003251f1"/>
    </style:style>
    <style:style style:name="T26" style:family="text">
      <style:text-properties fo:language="pt" fo:country="BR" officeooo:rsid="0032f4a9"/>
    </style:style>
    <style:style style:name="T27" style:family="text">
      <style:text-properties fo:language="pt" fo:country="BR" officeooo:rsid="0036e86f"/>
    </style:style>
    <style:style style:name="T28" style:family="text">
      <style:text-properties fo:language="pt" fo:country="BR" officeooo:rsid="003502db"/>
    </style:style>
    <style:style style:name="T29" style:family="text">
      <style:text-properties fo:language="pt" fo:country="BR" officeooo:rsid="0008d21a"/>
    </style:style>
    <style:style style:name="T30" style:family="text">
      <style:text-properties fo:language="pt" fo:country="BR"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language="pt" fo:country="BR" fo:font-style="normal" fo:font-weight="normal" officeooo:rsid="0022a6ed" style:font-style-asian="normal" style:font-weight-asian="normal" style:font-style-complex="normal" style:font-weight-complex="normal"/>
    </style:style>
    <style:style style:name="T32" style:family="text">
      <style:text-properties fo:language="pt" fo:country="BR" fo:font-style="normal" fo:font-weight="normal" officeooo:rsid="0021a686" style:font-style-asian="normal" style:font-weight-asian="normal" style:font-style-complex="normal" style:font-weight-complex="normal"/>
    </style:style>
    <style:style style:name="T33" style:family="text">
      <style:text-properties fo:language="pt" fo:country="BR" fo:font-style="normal" fo:font-weight="normal" officeooo:rsid="00226c44" style:font-style-asian="normal" style:font-weight-asian="normal" style:font-style-complex="normal" style:font-weight-complex="normal"/>
    </style:style>
    <style:style style:name="T34" style:family="text">
      <style:text-properties fo:language="pt" fo:country="BR" fo:font-style="normal" fo:font-weight="normal" officeooo:rsid="00228a03" style:font-style-asian="normal" style:font-weight-asian="normal" style:font-style-complex="normal" style:font-weight-complex="normal"/>
    </style:style>
    <style:style style:name="T35" style:family="text">
      <style:text-properties fo:language="pt" fo:country="BR" fo:font-style="normal" fo:font-weight="normal" officeooo:rsid="0026e2e5" style:font-style-asian="normal" style:font-weight-asian="normal" style:font-style-complex="normal" style:font-weight-complex="normal"/>
    </style:style>
    <style:style style:name="T36" style:family="text">
      <style:text-properties fo:language="pt" fo:country="BR" fo:font-style="normal" fo:font-weight="normal" officeooo:rsid="0028c8bd" style:font-style-asian="normal" style:font-weight-asian="normal" style:font-style-complex="normal" style:font-weight-complex="normal"/>
    </style:style>
    <style:style style:name="T37" style:family="text">
      <style:text-properties fo:language="pt" fo:country="BR" fo:font-style="normal" fo:font-weight="normal" officeooo:rsid="002a2b77" style:font-style-asian="normal" style:font-weight-asian="normal" style:font-style-complex="normal" style:font-weight-complex="normal"/>
    </style:style>
    <style:style style:name="T38" style:family="text">
      <style:text-properties fo:language="pt" fo:country="BR" fo:font-style="normal" fo:font-weight="normal" officeooo:rsid="002d9d5e" style:font-style-asian="normal" style:font-weight-asian="normal" style:font-style-complex="normal" style:font-weight-complex="normal"/>
    </style:style>
    <style:style style:name="T39" style:family="text">
      <style:text-properties fo:language="pt" fo:country="BR" fo:font-style="normal" fo:font-weight="normal" officeooo:rsid="0030b0e3" style:font-style-asian="normal" style:font-weight-asian="normal" style:font-style-complex="normal" style:font-weight-complex="normal"/>
    </style:style>
    <style:style style:name="T40" style:family="text">
      <style:text-properties fo:language="pt" fo:country="BR" fo:font-style="normal" fo:font-weight="normal" officeooo:rsid="000a61fe" style:font-style-asian="normal" style:font-weight-asian="normal" style:font-style-complex="normal" style:font-weight-complex="normal"/>
    </style:style>
    <style:style style:name="T41" style:family="text">
      <style:text-properties fo:language="pt" fo:country="BR" fo:font-style="normal" fo:font-weight="normal" officeooo:rsid="000ef45f" style:font-style-asian="normal" style:font-weight-asian="normal" style:font-style-complex="normal" style:font-weight-complex="normal"/>
    </style:style>
    <style:style style:name="T42" style:family="text">
      <style:text-properties fo:language="pt" fo:country="BR" fo:font-style="normal" fo:font-weight="normal" officeooo:rsid="00402f0e" style:font-style-asian="normal" style:font-weight-asian="normal" style:font-style-complex="normal" style:font-weight-complex="normal"/>
    </style:style>
    <style:style style:name="T43" style:family="text">
      <style:text-properties fo:language="pt" fo:country="BR" fo:font-style="normal" fo:font-weight="normal" officeooo:rsid="0016c5e8" style:font-style-asian="normal" style:font-weight-asian="normal" style:font-style-complex="normal" style:font-weight-complex="normal"/>
    </style:style>
    <style:style style:name="T44" style:family="text">
      <style:text-properties fo:language="pt" fo:country="BR" fo:font-style="normal" fo:font-weight="normal" officeooo:rsid="001c059d" style:font-style-asian="normal" style:font-weight-asian="normal" style:font-style-complex="normal" style:font-weight-complex="normal"/>
    </style:style>
    <style:style style:name="T45" style:family="text">
      <style:text-properties fo:language="pt" fo:country="BR" officeooo:rsid="0016c5e8"/>
    </style:style>
    <style:style style:name="T46" style:family="text">
      <style:text-properties fo:language="pt" fo:country="BR" officeooo:rsid="001c059d"/>
    </style:style>
    <style:style style:name="T47" style:family="text">
      <style:text-properties fo:language="pt" fo:country="BR" officeooo:rsid="0022a6ed"/>
    </style:style>
    <style:style style:name="T48" style:family="text">
      <style:text-properties fo:language="pt" fo:country="BR" officeooo:rsid="00245373"/>
    </style:style>
    <style:style style:name="T49" style:family="text">
      <style:text-properties fo:language="pt" fo:country="BR" officeooo:rsid="001cf8e0"/>
    </style:style>
    <style:style style:name="T50" style:family="text">
      <style:text-properties fo:language="pt" fo:country="BR" officeooo:rsid="00226c44"/>
    </style:style>
    <style:style style:name="T51" style:family="text">
      <style:text-properties fo:language="pt" fo:country="BR" officeooo:rsid="002d9d5e"/>
    </style:style>
    <style:style style:name="T52" style:family="text">
      <style:text-properties fo:language="pt" fo:country="BR" officeooo:rsid="005a2484"/>
    </style:style>
    <style:style style:name="T53" style:family="text">
      <style:text-properties fo:language="pt" fo:country="BR" officeooo:rsid="0004e352"/>
    </style:style>
    <style:style style:name="T54" style:family="text">
      <style:text-properties fo:language="pt" fo:country="BR" officeooo:rsid="0006554e"/>
    </style:style>
    <style:style style:name="T55" style:family="text">
      <style:text-properties fo:language="pt" fo:country="BR" officeooo:rsid="00541c5d"/>
    </style:style>
    <style:style style:name="T56" style:family="text">
      <style:text-properties fo:language="pt" fo:country="BR" officeooo:rsid="00561580"/>
    </style:style>
    <style:style style:name="T57" style:family="text">
      <style:text-properties fo:language="pt" fo:country="BR" officeooo:rsid="0057f463"/>
    </style:style>
    <style:style style:name="T58" style:family="text">
      <style:text-properties fo:language="pt" fo:country="BR" officeooo:rsid="0049ab77"/>
    </style:style>
    <style:style style:name="T59" style:family="text">
      <style:text-properties fo:language="pt" fo:country="BR" officeooo:rsid="004abf08"/>
    </style:style>
    <style:style style:name="T60" style:family="text">
      <style:text-properties fo:language="pt" fo:country="BR" officeooo:rsid="004f7dc7"/>
    </style:style>
    <style:style style:name="T61" style:family="text">
      <style:text-properties fo:language="pt" fo:country="BR" officeooo:rsid="0050fa73"/>
    </style:style>
    <style:style style:name="T62" style:family="text">
      <style:text-properties fo:language="pt" fo:country="BR" officeooo:rsid="00584cdf"/>
    </style:style>
    <style:style style:name="T63" style:family="text">
      <style:text-properties fo:language="pt" fo:country="BR" officeooo:rsid="0052422f"/>
    </style:style>
    <style:style style:name="T64" style:family="text">
      <style:text-properties fo:language="pt" fo:country="BR" fo:font-weight="bold" officeooo:rsid="00597668" style:font-weight-asian="bold" style:font-weight-complex="bold"/>
    </style:style>
    <style:style style:name="T65" style:family="text">
      <style:text-properties fo:language="pt" fo:country="BR" fo:font-weight="bold" officeooo:rsid="005a2484" style:font-weight-asian="bold" style:font-weight-complex="bold"/>
    </style:style>
    <style:style style:name="T66" style:family="text">
      <style:text-properties fo:language="pt" fo:country="BR" fo:font-weight="bold" officeooo:rsid="004d6d0f" style:font-weight-asian="bold" style:font-weight-complex="bold"/>
    </style:style>
    <style:style style:name="T67" style:family="text">
      <style:text-properties fo:language="pt" fo:country="BR" fo:font-weight="normal" officeooo:rsid="0052422f" style:font-weight-asian="normal" style:font-weight-complex="normal"/>
    </style:style>
    <style:style style:name="T68" style:family="text">
      <style:text-properties fo:language="pt" fo:country="BR" fo:font-weight="normal" officeooo:rsid="0055df1f" style:font-weight-asian="normal" style:font-weight-complex="normal"/>
    </style:style>
    <style:style style:name="T69" style:family="text">
      <style:text-properties fo:language="pt" fo:country="BR" fo:font-weight="normal" officeooo:rsid="00571ab5" style:font-weight-asian="normal" style:font-weight-complex="normal"/>
    </style:style>
    <style:style style:name="T70" style:family="text">
      <style:text-properties fo:language="pt" fo:country="BR" fo:font-weight="normal" officeooo:rsid="00597668" style:font-weight-asian="normal" style:font-weight-complex="normal"/>
    </style:style>
    <style:style style:name="T71" style:family="text">
      <style:text-properties fo:language="pt" fo:country="BR" fo:font-weight="normal" officeooo:rsid="0057f463" style:font-weight-asian="normal" style:font-weight-complex="normal"/>
    </style:style>
    <style:style style:name="T72" style:family="text">
      <style:text-properties fo:language="pt" fo:country="BR" fo:font-weight="normal" officeooo:rsid="004d6d0f" style:font-weight-asian="normal" style:font-weight-complex="normal"/>
    </style:style>
    <style:style style:name="T73" style:family="text">
      <style:text-properties fo:language="pt" fo:country="BR" fo:font-weight="normal" officeooo:rsid="0008d21a" style:font-weight-asian="normal" style:font-weight-complex="normal"/>
    </style:style>
    <style:style style:name="T74" style:family="text">
      <style:text-properties fo:language="pt" fo:country="BR" fo:font-weight="normal" officeooo:rsid="0009b3be" style:font-weight-asian="normal" style:font-weight-complex="normal"/>
    </style:style>
    <style:style style:name="T75" style:family="text">
      <style:text-properties fo:language="pt" fo:country="BR" fo:font-style="italic" style:text-underline-style="solid" style:text-underline-width="auto" style:text-underline-color="font-color" fo:font-weight="normal" officeooo:rsid="0009b3be" style:font-style-asian="italic" style:font-weight-asian="normal" style:font-style-complex="italic" style:font-weight-complex="normal"/>
    </style:style>
    <style:style style:name="T76" style:family="text">
      <style:text-properties fo:language="pt" fo:country="BR" officeooo:rsid="0009b3be"/>
    </style:style>
    <style:style style:name="T77" style:family="text">
      <style:text-properties fo:language="pt" fo:country="BR" officeooo:rsid="00184891"/>
    </style:style>
    <style:style style:name="T78" style:family="text">
      <style:text-properties fo:language="pt" fo:country="BR" officeooo:rsid="002943e0"/>
    </style:style>
    <style:style style:name="T79" style:family="text">
      <style:text-properties fo:language="pt" fo:country="BR" officeooo:rsid="002f188a"/>
    </style:style>
    <style:style style:name="T80" style:family="text">
      <style:text-properties officeooo:rsid="00228a03"/>
    </style:style>
    <style:style style:name="T81" style:family="text">
      <style:text-properties officeooo:rsid="002943e0"/>
    </style:style>
    <style:style style:name="T82" style:family="text">
      <style:text-properties officeooo:rsid="002f188a"/>
    </style:style>
    <style:style style:name="T83" style:family="text">
      <style:text-properties officeooo:rsid="0030b0e3"/>
    </style:style>
    <style:style style:name="T84" style:family="text">
      <style:text-properties officeooo:rsid="0030c7d0"/>
    </style:style>
    <style:style style:name="T85" style:family="text">
      <style:text-properties officeooo:rsid="00310c8c"/>
    </style:style>
    <style:style style:name="T86" style:family="text">
      <style:text-properties officeooo:rsid="003251f1"/>
    </style:style>
    <style:style style:name="T87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88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0184891" style:font-style-asian="normal" style:font-weight-asian="normal" style:font-style-complex="normal" style:font-weight-complex="normal"/>
    </style:style>
    <style:style style:name="T89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030b0e3" style:font-style-asian="normal" style:font-weight-asian="normal" style:font-style-complex="normal" style:font-weight-complex="normal"/>
    </style:style>
    <style:style style:name="T90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021a686" style:font-style-asian="normal" style:font-weight-asian="normal" style:font-style-complex="normal" style:font-weight-complex="normal"/>
    </style:style>
    <style:style style:name="T91" style:family="text">
      <style:text-properties officeooo:rsid="0032f4a9"/>
    </style:style>
    <style:style style:name="T92" style:family="text">
      <style:text-properties officeooo:rsid="0036e86f"/>
    </style:style>
    <style:style style:name="T93" style:family="text">
      <style:text-properties officeooo:rsid="00375c88"/>
    </style:style>
    <style:style style:name="T94" style:family="text">
      <style:text-properties officeooo:rsid="0038c206"/>
    </style:style>
    <style:style style:name="T95" style:family="text">
      <style:text-properties style:font-name="Consolas" fo:font-size="12pt" fo:language="pt" fo:country="BR" officeooo:rsid="0008d21a" style:font-size-asian="12pt" style:font-size-complex="12pt"/>
    </style:style>
    <style:style style:name="T96" style:family="text">
      <style:text-properties style:font-name="Consolas" fo:font-size="12pt" fo:language="pt" fo:country="BR" officeooo:rsid="0009b3be" style:font-size-asian="12pt" style:font-size-complex="12pt"/>
    </style:style>
    <style:style style:name="T97" style:family="text">
      <style:text-properties style:font-name="Consolas" fo:font-size="12pt" fo:language="pt" fo:country="BR" officeooo:rsid="0014491b" style:font-size-asian="12pt" style:font-size-complex="12pt"/>
    </style:style>
    <style:style style:name="T98" style:family="text">
      <style:text-properties style:font-name="Consolas" fo:font-size="12pt" fo:language="pt" fo:country="BR" officeooo:rsid="00184891" style:font-size-asian="12pt" style:font-size-complex="12pt"/>
    </style:style>
    <style:style style:name="T99" style:family="text">
      <style:text-properties style:font-name="Consolas" fo:font-size="12pt" fo:language="pt" fo:country="BR" officeooo:rsid="0030b0e3" style:font-size-asian="12pt" style:font-size-complex="12pt"/>
    </style:style>
    <style:style style:name="T100" style:family="text">
      <style:text-properties style:font-name="Consolas" fo:font-size="12pt" fo:language="pt" fo:country="BR" officeooo:rsid="003251f1" style:font-size-asian="12pt" style:font-size-complex="12pt"/>
    </style:style>
    <style:style style:name="T101" style:family="text">
      <style:text-properties style:font-name="Consolas" fo:font-size="12pt" fo:language="pt" fo:country="BR" officeooo:rsid="0021a686" style:font-size-asian="12pt" style:font-size-complex="12pt"/>
    </style:style>
    <style:style style:name="T102" style:family="text">
      <style:text-properties style:font-name="Consolas" fo:font-size="12pt" fo:language="pt" fo:country="BR" officeooo:rsid="0032f4a9" style:font-size-asian="12pt" style:font-size-complex="12pt"/>
    </style:style>
    <style:style style:name="T103" style:family="text">
      <style:text-properties style:font-name="Consolas" fo:font-size="12pt" fo:language="pt" fo:country="BR" officeooo:rsid="002943e0" style:font-size-asian="12pt" style:font-size-complex="12pt"/>
    </style:style>
    <style:style style:name="T104" style:family="text">
      <style:text-properties style:font-name="Consolas" fo:font-size="12pt" fo:language="pt" fo:country="BR" officeooo:rsid="002f188a" style:font-size-asian="12pt" style:font-size-complex="12pt"/>
    </style:style>
    <style:style style:name="T105" style:family="text">
      <style:text-properties style:font-name="Consolas" fo:font-size="12pt" fo:language="pt" fo:country="BR" officeooo:rsid="0006554e" style:font-size-asian="12pt" style:font-size-complex="12pt"/>
    </style:style>
    <style:style style:name="T106" style:family="text">
      <style:text-properties style:font-name="Consolas" fo:font-size="12pt" fo:language="pt" fo:country="BR" officeooo:rsid="0049ab77" style:font-size-asian="12pt" style:font-size-complex="12pt"/>
    </style:style>
    <style:style style:name="T107" style:family="text">
      <style:text-properties style:font-name="Consolas" fo:font-size="12pt" fo:language="pt" fo:country="BR" officeooo:rsid="004abf08" style:font-size-asian="12pt" style:font-size-complex="12pt"/>
    </style:style>
    <style:style style:name="T108" style:family="text">
      <style:text-properties style:font-name="Consolas" fo:font-size="12pt" fo:language="pt" fo:country="BR" officeooo:rsid="004f7dc7" style:font-size-asian="12pt" style:font-size-complex="12pt"/>
    </style:style>
    <style:style style:name="T109" style:family="text">
      <style:text-properties style:font-name="Consolas" fo:font-size="12pt" fo:language="pt" fo:country="BR" officeooo:rsid="0050fa73" style:font-size-asian="12pt" style:font-size-complex="12pt"/>
    </style:style>
    <style:style style:name="T110" style:family="text">
      <style:text-properties style:font-name="Consolas" fo:font-size="12pt" fo:language="pt" fo:country="BR" officeooo:rsid="0052422f" style:font-size-asian="12pt" style:font-size-complex="12pt"/>
    </style:style>
    <style:style style:name="T111" style:family="text">
      <style:text-properties style:font-name="Consolas" fo:font-size="12pt" fo:language="pt" fo:country="BR" officeooo:rsid="0004e352" style:font-size-asian="12pt" style:font-size-complex="12pt"/>
    </style:style>
    <style:style style:name="T112" style:family="text">
      <style:text-properties style:font-name="Consolas" fo:font-size="12pt" fo:language="pt" fo:country="BR" officeooo:rsid="00541c5d" style:font-size-asian="12pt" style:font-size-complex="12pt"/>
    </style:style>
    <style:style style:name="T113" style:family="text">
      <style:text-properties style:font-name="Consolas" fo:font-size="12pt" fo:language="pt" fo:country="BR" officeooo:rsid="00561580" style:font-size-asian="12pt" style:font-size-complex="12pt"/>
    </style:style>
    <style:style style:name="T114" style:family="text">
      <style:text-properties style:font-name="Consolas" fo:font-size="12pt" fo:language="pt" fo:country="BR" officeooo:rsid="0057f463" style:font-size-asian="12pt" style:font-size-complex="12pt"/>
    </style:style>
    <style:style style:name="T115" style:family="text">
      <style:text-properties style:font-name="Consolas" fo:font-size="12pt" fo:language="pt" fo:country="BR" officeooo:rsid="00584cdf" style:font-size-asian="12pt" style:font-size-complex="12pt"/>
    </style:style>
    <style:style style:name="T116" style:family="text">
      <style:text-properties style:font-name="Consolas" fo:font-size="12pt" fo:language="pt" fo:country="BR" officeooo:rsid="00597668" style:font-size-asian="12pt" style:font-size-complex="12pt"/>
    </style:style>
    <style:style style:name="T117" style:family="text">
      <style:text-properties style:font-name="Consolas" fo:font-size="12pt" fo:language="pt" fo:country="BR" fo:font-weight="normal" officeooo:rsid="0008d21a" style:font-size-asian="12pt" style:font-weight-asian="normal" style:font-size-complex="12pt" style:font-weight-complex="normal"/>
    </style:style>
    <style:style style:name="T118" style:family="text">
      <style:text-properties style:font-name="Consolas" fo:font-size="12pt" fo:language="pt" fo:country="BR" fo:font-weight="normal" officeooo:rsid="0009b3be" style:font-size-asian="12pt" style:font-weight-asian="normal" style:font-size-complex="12pt" style:font-weight-complex="normal"/>
    </style:style>
    <style:style style:name="T119" style:family="text">
      <style:text-properties style:font-name="Consolas" fo:font-size="12pt" fo:language="pt" fo:country="BR" fo:font-weight="normal" officeooo:rsid="004d6d0f" style:font-size-asian="12pt" style:font-weight-asian="normal" style:font-size-complex="12pt" style:font-weight-complex="normal"/>
    </style:style>
    <style:style style:name="T120" style:family="text">
      <style:text-properties style:font-name="Consolas" fo:font-size="12pt" fo:language="pt" fo:country="BR" fo:font-weight="normal" officeooo:rsid="0052422f" style:font-size-asian="12pt" style:font-weight-asian="normal" style:font-size-complex="12pt" style:font-weight-complex="normal"/>
    </style:style>
    <style:style style:name="T121" style:family="text">
      <style:text-properties style:font-name="Consolas" fo:font-size="12pt" fo:language="pt" fo:country="BR" fo:font-weight="normal" officeooo:rsid="0055df1f" style:font-size-asian="12pt" style:font-weight-asian="normal" style:font-size-complex="12pt" style:font-weight-complex="normal"/>
    </style:style>
    <style:style style:name="T122" style:family="text">
      <style:text-properties style:font-name="Consolas" fo:font-size="12pt" fo:language="pt" fo:country="BR" fo:font-weight="normal" officeooo:rsid="00571ab5" style:font-size-asian="12pt" style:font-weight-asian="normal" style:font-size-complex="12pt" style:font-weight-complex="normal"/>
    </style:style>
    <style:style style:name="T123" style:family="text">
      <style:text-properties style:font-name="Consolas" fo:font-size="12pt" fo:language="pt" fo:country="BR" fo:font-weight="normal" officeooo:rsid="0057f463" style:font-size-asian="12pt" style:font-weight-asian="normal" style:font-size-complex="12pt" style:font-weight-complex="normal"/>
    </style:style>
    <style:style style:name="T124" style:family="text">
      <style:text-properties style:font-name="Consolas" fo:font-size="12pt" fo:language="pt" fo:country="BR" fo:font-weight="normal" officeooo:rsid="00597668" style:font-size-asian="12pt" style:font-weight-asian="normal" style:font-size-complex="12pt" style:font-weight-complex="normal"/>
    </style:style>
    <style:style style:name="T125" style:family="text">
      <style:text-properties style:font-name="Consolas" fo:font-size="12pt" fo:language="pt" fo:country="BR" fo:font-style="italic" style:text-underline-style="solid" style:text-underline-width="auto" style:text-underline-color="font-color" fo:font-weight="normal" officeooo:rsid="0009b3be" style:font-size-asian="12pt" style:font-style-asian="italic" style:font-weight-asian="normal" style:font-size-complex="12pt" style:font-style-complex="italic" style:font-weight-complex="normal"/>
    </style:style>
    <style:style style:name="T126" style:family="text">
      <style:text-properties style:font-name="Consolas" fo:font-size="12pt" fo:language="pt" fo:country="BR" fo:font-style="normal" fo:font-weight="normal" officeooo:rsid="000a61fe" style:font-size-asian="12pt" style:font-style-asian="normal" style:font-weight-asian="normal" style:font-size-complex="12pt" style:font-style-complex="normal" style:font-weight-complex="normal"/>
    </style:style>
    <style:style style:name="T127" style:family="text">
      <style:text-properties style:font-name="Consolas" fo:font-size="12pt" fo:language="pt" fo:country="BR" fo:font-style="normal" fo:font-weight="normal" officeooo:rsid="000ef45f" style:font-size-asian="12pt" style:font-style-asian="normal" style:font-weight-asian="normal" style:font-size-complex="12pt" style:font-style-complex="normal" style:font-weight-complex="normal"/>
    </style:style>
    <style:style style:name="T128" style:family="text">
      <style:text-properties style:font-name="Consolas" fo:font-size="12pt" fo:language="pt" fo:country="BR" fo:font-style="normal" fo:font-weight="normal" officeooo:rsid="00402f0e" style:font-size-asian="12pt" style:font-style-asian="normal" style:font-weight-asian="normal" style:font-size-complex="12pt" style:font-style-complex="normal" style:font-weight-complex="normal"/>
    </style:style>
    <style:style style:name="T129" style:family="text">
      <style:text-properties style:font-name="Consolas" fo:font-size="12pt" fo:language="pt" fo:country="BR" fo:font-style="normal" fo:font-weight="normal" officeooo:rsid="0016c5e8" style:font-size-asian="12pt" style:font-style-asian="normal" style:font-weight-asian="normal" style:font-size-complex="12pt" style:font-style-complex="normal" style:font-weight-complex="normal"/>
    </style:style>
    <style:style style:name="T130" style:family="text">
      <style:text-properties style:font-name="Consolas" fo:font-size="12pt" fo:language="pt" fo:country="BR" fo:font-style="normal" fo:font-weight="normal" officeooo:rsid="0022a6ed" style:font-size-asian="12pt" style:font-style-asian="normal" style:font-weight-asian="normal" style:font-size-complex="12pt" style:font-style-complex="normal" style:font-weight-complex="normal"/>
    </style:style>
    <style:style style:name="T131" style:family="text">
      <style:text-properties style:font-name="Consolas" fo:font-size="12pt" fo:language="pt" fo:country="BR" fo:font-style="normal" fo:font-weight="normal" officeooo:rsid="001c059d" style:font-size-asian="12pt" style:font-style-asian="normal" style:font-weight-asian="normal" style:font-size-complex="12pt" style:font-style-complex="normal" style:font-weight-complex="normal"/>
    </style:style>
    <style:style style:name="T132" style:family="text">
      <style:text-properties style:font-name="Consolas" fo:font-size="12pt" fo:language="pt" fo:country="BR" fo:font-style="normal" fo:font-weight="normal" officeooo:rsid="0030b0e3" style:font-size-asian="12pt" style:font-style-asian="normal" style:font-weight-asian="normal" style:font-size-complex="12pt" style:font-style-complex="normal" style:font-weight-complex="normal"/>
    </style:style>
    <style:style style:name="T133" style:family="text">
      <style:text-properties style:font-name="Consolas" fo:font-size="12pt" fo:language="pt" fo:country="BR" fo:font-weight="bold" officeooo:rsid="004d6d0f" style:font-size-asian="12pt" style:font-weight-asian="bold" style:font-size-complex="12pt" style:font-weight-complex="bold"/>
    </style:style>
    <style:style style:name="T134" style:family="text">
      <style:text-properties style:font-name="Consolas" fo:font-size="12pt" fo:language="pt" fo:country="BR" fo:font-weight="bold" officeooo:rsid="00597668" style:font-size-asian="12pt" style:font-weight-asian="bold" style:font-size-complex="12pt" style:font-weight-complex="bold"/>
    </style:style>
    <style:style style:name="T135" style:family="text">
      <style:text-properties style:font-name="Consolas" fo:font-size="12pt" fo:language="pt" fo:country="BR" fo:font-weight="bold" officeooo:rsid="005a2484" style:font-size-asian="12pt" style:font-weight-asian="bold" style:font-size-complex="12pt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normal" style:font-weight-asian="normal" style:font-weight-complex="normal"/>
    </style:style>
    <style:style style:name="T138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39" style:family="text">
      <style:text-properties fo:font-style="normal" style:text-underline-style="solid" style:text-underline-width="auto" style:text-underline-color="font-color" fo:font-weight="normal" officeooo:rsid="000a61fe" style:font-style-asian="normal" style:font-weight-asian="normal" style:font-style-complex="normal" style:font-weight-complex="normal"/>
    </style:style>
    <style:style style:name="T140" style:family="text">
      <style:text-properties fo:font-style="normal" style:text-underline-style="solid" style:text-underline-width="auto" style:text-underline-color="font-color" fo:font-weight="normal" officeooo:rsid="00310c8c" style:font-style-asian="normal" style:font-weight-asian="normal" style:font-style-complex="normal" style:font-weight-complex="normal"/>
    </style:style>
    <style:style style:name="T141" style:family="text">
      <style:text-properties fo:font-style="normal" style:text-underline-style="solid" style:text-underline-width="auto" style:text-underline-color="font-color" fo:font-weight="normal" officeooo:rsid="00184891" style:font-style-asian="normal" style:font-weight-asian="normal" style:font-style-complex="normal" style:font-weight-complex="normal"/>
    </style:style>
    <style:style style:name="T14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3" style:family="text">
      <style:text-properties fo:font-style="normal" fo:font-weight="normal" officeooo:rsid="0013be21" style:font-style-asian="normal" style:font-weight-asian="normal" style:font-style-complex="normal" style:font-weight-complex="normal"/>
    </style:style>
    <style:style style:name="T144" style:family="text">
      <style:text-properties fo:font-style="normal" fo:font-weight="normal" officeooo:rsid="0016c5e8" style:font-style-asian="normal" style:font-weight-asian="normal" style:font-style-complex="normal" style:font-weight-complex="normal"/>
    </style:style>
    <style:style style:name="T145" style:family="text">
      <style:text-properties fo:font-style="normal" fo:font-weight="normal" officeooo:rsid="0022a6ed" style:font-style-asian="normal" style:font-weight-asian="normal" style:font-style-complex="normal" style:font-weight-complex="normal"/>
    </style:style>
    <style:style style:name="T146" style:family="text">
      <style:text-properties fo:font-style="normal" fo:font-weight="normal" officeooo:rsid="0022f93e" style:font-style-asian="normal" style:font-weight-asian="normal" style:font-style-complex="normal" style:font-weight-complex="normal"/>
    </style:style>
    <style:style style:name="T14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48" style:family="text">
      <style:text-properties fo:font-style="normal" style:text-underline-style="none" fo:font-weight="normal" officeooo:rsid="000a61fe" style:font-style-asian="normal" style:font-weight-asian="normal" style:font-style-complex="normal" style:font-weight-complex="normal"/>
    </style:style>
    <style:style style:name="T149" style:family="text">
      <style:text-properties fo:font-style="normal" style:text-underline-style="none" fo:font-weight="normal" officeooo:rsid="00310c8c" style:font-style-asian="normal" style:font-weight-asian="normal" style:font-style-complex="normal" style:font-weight-complex="normal"/>
    </style:style>
    <style:style style:name="T150" style:family="text">
      <style:text-properties officeooo:rsid="003fc204"/>
    </style:style>
    <style:style style:name="T151" style:family="text">
      <style:text-properties officeooo:rsid="0010269a"/>
    </style:style>
    <style:style style:name="T152" style:family="text">
      <style:text-properties officeooo:rsid="00226c44"/>
    </style:style>
    <style:style style:name="T153" style:family="text">
      <style:text-properties officeooo:rsid="0026e2e5"/>
    </style:style>
    <style:style style:name="T154" style:family="text">
      <style:text-properties officeooo:rsid="002a2b77"/>
    </style:style>
    <style:style style:name="T155" style:family="text">
      <style:text-properties officeooo:rsid="0044f53b"/>
    </style:style>
    <style:style style:name="T156" style:family="text">
      <style:text-properties officeooo:rsid="00597668"/>
    </style:style>
    <style:style style:name="T157" style:family="text">
      <style:text-properties fo:font-variant="normal" fo:text-transform="none" fo:color="#000000" loext:opacity="100%" style:font-name="arial" fo:font-size="9.75pt" fo:letter-spacing="normal" fo:language="pt" fo:country="BR" fo:font-style="normal" fo:font-weight="bold" officeooo:rsid="00597668" style:font-size-asian="12pt" style:font-weight-asian="normal" style:font-size-complex="12pt" style:font-weight-complex="normal"/>
    </style:style>
    <style:style style:name="T158" style:family="text">
      <style:text-properties fo:font-variant="normal" fo:text-transform="none" fo:color="#000000" loext:opacity="100%" style:font-name="arial" fo:font-size="9.75pt" fo:letter-spacing="normal" fo:language="pt" fo:country="BR" fo:font-style="normal" fo:font-weight="bold" officeooo:rsid="0055df1f" style:font-size-asian="12pt" style:font-weight-asian="normal" style:font-size-complex="12pt" style:font-weight-complex="normal"/>
    </style:style>
    <style:style style:name="T159" style:family="text">
      <style:text-properties fo:font-variant="normal" fo:text-transform="none" fo:color="#000000" loext:opacity="100%" style:font-name="arial" fo:font-size="9.75pt" fo:letter-spacing="normal" fo:language="pt" fo:country="BR" fo:font-style="normal" fo:font-weight="bold" officeooo:rsid="005a2484" style:font-size-asian="12pt" style:font-weight-asian="normal" style:font-size-complex="12pt" style:font-weight-complex="normal"/>
    </style:style>
    <style:style style:name="T160" style:family="text">
      <style:text-properties fo:font-variant="normal" fo:text-transform="none" fo:color="#000000" loext:opacity="100%" fo:font-size="9.75pt" fo:letter-spacing="normal" fo:language="pt" fo:country="BR" fo:font-style="normal" fo:font-weight="bold" officeooo:rsid="0055df1f" style:font-size-asian="12pt" style:font-weight-asian="normal" style:font-size-complex="12pt" style:font-weight-complex="normal"/>
    </style:style>
    <style:style style:name="T161" style:family="text">
      <style:text-properties fo:font-variant="normal" fo:text-transform="none" fo:color="#000000" loext:opacity="100%" fo:font-size="9.75pt" fo:letter-spacing="normal" fo:language="pt" fo:country="BR" fo:font-style="normal" fo:font-weight="bold" officeooo:rsid="005a2484" style:font-size-asian="12pt" style:font-weight-asian="normal" style:font-size-complex="12pt" style:font-weight-complex="normal"/>
    </style:style>
    <style:style style:name="T162" style:family="text">
      <style:text-properties fo:font-variant="normal" fo:text-transform="none" fo:color="#000000" loext:opacity="100%" fo:font-size="9.75pt" fo:letter-spacing="normal" fo:language="pt" fo:country="BR" fo:font-style="normal" fo:font-weight="bold" officeooo:rsid="00597668" style:font-size-asian="12pt" style:font-weight-asian="normal" style:font-size-complex="12pt" style:font-weight-complex="normal"/>
    </style:style>
    <style:style style:name="T163" style:family="text">
      <style:text-properties fo:font-variant="normal" fo:text-transform="none" fo:color="#000000" loext:opacity="100%" fo:letter-spacing="normal" fo:language="pt" fo:country="BR" fo:font-style="normal" fo:font-weight="bold" officeooo:rsid="0055df1f" style:font-weight-asian="normal" style:font-weight-complex="normal"/>
    </style:style>
    <style:style style:name="T164" style:family="text">
      <style:text-properties fo:font-variant="normal" fo:text-transform="none" fo:color="#000000" loext:opacity="100%" fo:letter-spacing="normal" fo:language="pt" fo:country="BR" fo:font-style="normal" fo:font-weight="bold" officeooo:rsid="005a2484" style:font-weight-asian="normal" style:font-weight-complex="normal"/>
    </style:style>
    <style:style style:name="T165" style:family="text">
      <style:text-properties fo:font-variant="normal" fo:text-transform="none" fo:color="#000000" loext:opacity="100%" fo:letter-spacing="normal" fo:language="pt" fo:country="BR" fo:font-style="normal" fo:font-weight="bold" officeooo:rsid="00597668" style:font-weight-asian="normal" style:font-weight-complex="normal"/>
    </style:style>
    <style:style style:name="T166" style:family="text">
      <style:text-properties officeooo:rsid="005a2484"/>
    </style:style>
    <style:style style:name="T167" style:family="text">
      <style:text-properties fo:font-size="12pt" fo:language="pt" fo:country="BR" officeooo:rsid="0004e352" style:font-size-asian="12pt" style:font-size-complex="12pt"/>
    </style:style>
    <style:style style:name="T168" style:family="text">
      <style:text-properties fo:font-size="12pt" fo:language="pt" fo:country="BR" officeooo:rsid="0006554e" style:font-size-asian="12pt" style:font-size-complex="12pt"/>
    </style:style>
    <style:style style:name="T169" style:family="text">
      <style:text-properties fo:font-size="12pt" fo:language="pt" fo:country="BR" officeooo:rsid="0030b0e3" style:font-size-asian="12pt" style:font-size-complex="12pt"/>
    </style:style>
    <style:style style:name="T170" style:family="text">
      <style:text-properties fo:font-size="12pt" fo:language="pt" fo:country="BR" officeooo:rsid="00541c5d" style:font-size-asian="12pt" style:font-size-complex="12pt"/>
    </style:style>
    <style:style style:name="T171" style:family="text">
      <style:text-properties fo:font-size="12pt" fo:language="pt" fo:country="BR" officeooo:rsid="00561580" style:font-size-asian="12pt" style:font-size-complex="12pt"/>
    </style:style>
    <style:style style:name="T172" style:family="text">
      <style:text-properties fo:font-size="12pt" fo:language="pt" fo:country="BR" officeooo:rsid="0057f463" style:font-size-asian="12pt" style:font-size-complex="12pt"/>
    </style:style>
    <style:style style:name="T173" style:family="text">
      <style:text-properties fo:font-size="12pt" fo:language="pt" fo:country="BR" officeooo:rsid="0049ab77" style:font-size-asian="12pt" style:font-size-complex="12pt"/>
    </style:style>
    <style:style style:name="T174" style:family="text">
      <style:text-properties fo:font-size="12pt" fo:language="pt" fo:country="BR" officeooo:rsid="004abf08" style:font-size-asian="12pt" style:font-size-complex="12pt"/>
    </style:style>
    <style:style style:name="T175" style:family="text">
      <style:text-properties fo:font-size="12pt" fo:language="pt" fo:country="BR" officeooo:rsid="004f7dc7" style:font-size-asian="12pt" style:font-size-complex="12pt"/>
    </style:style>
    <style:style style:name="T176" style:family="text">
      <style:text-properties fo:font-size="12pt" fo:language="pt" fo:country="BR" officeooo:rsid="0050fa73" style:font-size-asian="12pt" style:font-size-complex="12pt"/>
    </style:style>
    <style:style style:name="T177" style:family="text">
      <style:text-properties fo:font-size="12pt" fo:language="pt" fo:country="BR" officeooo:rsid="00584cdf" style:font-size-asian="12pt" style:font-size-complex="12pt"/>
    </style:style>
    <style:style style:name="T178" style:family="text">
      <style:text-properties fo:font-size="12pt" fo:language="pt" fo:country="BR" officeooo:rsid="0052422f" style:font-size-asian="12pt" style:font-size-complex="12pt"/>
    </style:style>
    <style:style style:name="T179" style:family="text">
      <style:text-properties fo:font-size="12pt" fo:language="pt" fo:country="BR" officeooo:rsid="0008d21a" style:font-size-asian="12pt" style:font-size-complex="12pt"/>
    </style:style>
    <style:style style:name="T180" style:family="text">
      <style:text-properties fo:font-size="12pt" fo:language="pt" fo:country="BR" officeooo:rsid="0009b3be" style:font-size-asian="12pt" style:font-size-complex="12pt"/>
    </style:style>
    <style:style style:name="T181" style:family="text">
      <style:text-properties fo:font-size="12pt" fo:language="pt" fo:country="BR" officeooo:rsid="0014491b" style:font-size-asian="12pt" style:font-size-complex="12pt"/>
    </style:style>
    <style:style style:name="T182" style:family="text">
      <style:text-properties fo:font-size="12pt" fo:language="pt" fo:country="BR" officeooo:rsid="00184891" style:font-size-asian="12pt" style:font-size-complex="12pt"/>
    </style:style>
    <style:style style:name="T183" style:family="text">
      <style:text-properties fo:font-size="12pt" fo:language="pt" fo:country="BR" officeooo:rsid="003251f1" style:font-size-asian="12pt" style:font-size-complex="12pt"/>
    </style:style>
    <style:style style:name="T184" style:family="text">
      <style:text-properties fo:font-size="12pt" fo:language="pt" fo:country="BR" officeooo:rsid="0021a686" style:font-size-asian="12pt" style:font-size-complex="12pt"/>
    </style:style>
    <style:style style:name="T185" style:family="text">
      <style:text-properties fo:font-size="12pt" fo:language="pt" fo:country="BR" officeooo:rsid="0032f4a9" style:font-size-asian="12pt" style:font-size-complex="12pt"/>
    </style:style>
    <style:style style:name="T186" style:family="text">
      <style:text-properties fo:font-size="12pt" fo:language="pt" fo:country="BR" officeooo:rsid="002943e0" style:font-size-asian="12pt" style:font-size-complex="12pt"/>
    </style:style>
    <style:style style:name="T187" style:family="text">
      <style:text-properties fo:font-size="12pt" fo:language="pt" fo:country="BR" officeooo:rsid="002f188a" style:font-size-asian="12pt" style:font-size-complex="12pt"/>
    </style:style>
    <style:style style:name="T188" style:family="text">
      <style:text-properties fo:font-size="12pt" fo:language="pt" fo:country="BR" fo:font-weight="bold" officeooo:rsid="00597668" style:font-size-asian="12pt" style:font-weight-asian="bold" style:font-size-complex="12pt" style:font-weight-complex="bold"/>
    </style:style>
    <style:style style:name="T189" style:family="text">
      <style:text-properties fo:font-size="12pt" fo:language="pt" fo:country="BR" fo:font-weight="bold" officeooo:rsid="005a2484" style:font-size-asian="12pt" style:font-weight-asian="bold" style:font-size-complex="12pt" style:font-weight-complex="bold"/>
    </style:style>
    <style:style style:name="T190" style:family="text">
      <style:text-properties fo:font-size="12pt" fo:language="pt" fo:country="BR" fo:font-weight="bold" officeooo:rsid="004d6d0f" style:font-size-asian="12pt" style:font-weight-asian="bold" style:font-size-complex="12pt" style:font-weight-complex="bold"/>
    </style:style>
    <style:style style:name="T191" style:family="text">
      <style:text-properties fo:font-size="12pt" fo:language="pt" fo:country="BR" fo:font-weight="normal" officeooo:rsid="0052422f" style:font-size-asian="12pt" style:font-weight-asian="normal" style:font-size-complex="12pt" style:font-weight-complex="normal"/>
    </style:style>
    <style:style style:name="T192" style:family="text">
      <style:text-properties fo:font-size="12pt" fo:language="pt" fo:country="BR" fo:font-weight="normal" officeooo:rsid="0055df1f" style:font-size-asian="12pt" style:font-weight-asian="normal" style:font-size-complex="12pt" style:font-weight-complex="normal"/>
    </style:style>
    <style:style style:name="T193" style:family="text">
      <style:text-properties fo:font-size="12pt" fo:language="pt" fo:country="BR" fo:font-weight="normal" officeooo:rsid="00571ab5" style:font-size-asian="12pt" style:font-weight-asian="normal" style:font-size-complex="12pt" style:font-weight-complex="normal"/>
    </style:style>
    <style:style style:name="T194" style:family="text">
      <style:text-properties fo:font-size="12pt" fo:language="pt" fo:country="BR" fo:font-weight="normal" officeooo:rsid="00597668" style:font-size-asian="12pt" style:font-weight-asian="normal" style:font-size-complex="12pt" style:font-weight-complex="normal"/>
    </style:style>
    <style:style style:name="T195" style:family="text">
      <style:text-properties fo:font-size="12pt" fo:language="pt" fo:country="BR" fo:font-weight="normal" officeooo:rsid="0057f463" style:font-size-asian="12pt" style:font-weight-asian="normal" style:font-size-complex="12pt" style:font-weight-complex="normal"/>
    </style:style>
    <style:style style:name="T196" style:family="text">
      <style:text-properties fo:font-size="12pt" fo:language="pt" fo:country="BR" fo:font-weight="normal" officeooo:rsid="004d6d0f" style:font-size-asian="12pt" style:font-weight-asian="normal" style:font-size-complex="12pt" style:font-weight-complex="normal"/>
    </style:style>
    <style:style style:name="T197" style:family="text">
      <style:text-properties fo:font-size="12pt" fo:language="pt" fo:country="BR" fo:font-weight="normal" officeooo:rsid="0008d21a" style:font-size-asian="12pt" style:font-weight-asian="normal" style:font-size-complex="12pt" style:font-weight-complex="normal"/>
    </style:style>
    <style:style style:name="T198" style:family="text">
      <style:text-properties fo:font-size="12pt" fo:language="pt" fo:country="BR" fo:font-weight="normal" officeooo:rsid="0009b3be" style:font-size-asian="12pt" style:font-weight-asian="normal" style:font-size-complex="12pt" style:font-weight-complex="normal"/>
    </style:style>
    <style:style style:name="T199" style:family="text">
      <style:text-properties fo:font-size="12pt" fo:language="pt" fo:country="BR" fo:font-style="italic" style:text-underline-style="solid" style:text-underline-width="auto" style:text-underline-color="font-color" fo:font-weight="normal" officeooo:rsid="0009b3be" style:font-size-asian="12pt" style:font-style-asian="italic" style:font-weight-asian="normal" style:font-size-complex="12pt" style:font-style-complex="italic" style:font-weight-complex="normal"/>
    </style:style>
    <style:style style:name="T200" style:family="text">
      <style:text-properties fo:font-size="12pt" fo:language="pt" fo:country="BR" fo:font-style="normal" fo:font-weight="normal" officeooo:rsid="000a61fe" style:font-size-asian="12pt" style:font-style-asian="normal" style:font-weight-asian="normal" style:font-size-complex="12pt" style:font-style-complex="normal" style:font-weight-complex="normal"/>
    </style:style>
    <style:style style:name="T201" style:family="text">
      <style:text-properties fo:font-size="12pt" fo:language="pt" fo:country="BR" fo:font-style="normal" fo:font-weight="normal" officeooo:rsid="000ef45f" style:font-size-asian="12pt" style:font-style-asian="normal" style:font-weight-asian="normal" style:font-size-complex="12pt" style:font-style-complex="normal" style:font-weight-complex="normal"/>
    </style:style>
    <style:style style:name="T202" style:family="text">
      <style:text-properties fo:font-size="12pt" fo:language="pt" fo:country="BR" fo:font-style="normal" fo:font-weight="normal" officeooo:rsid="00402f0e" style:font-size-asian="12pt" style:font-style-asian="normal" style:font-weight-asian="normal" style:font-size-complex="12pt" style:font-style-complex="normal" style:font-weight-complex="normal"/>
    </style:style>
    <style:style style:name="T203" style:family="text">
      <style:text-properties fo:font-size="12pt" fo:language="pt" fo:country="BR" fo:font-style="normal" fo:font-weight="normal" officeooo:rsid="0016c5e8" style:font-size-asian="12pt" style:font-style-asian="normal" style:font-weight-asian="normal" style:font-size-complex="12pt" style:font-style-complex="normal" style:font-weight-complex="normal"/>
    </style:style>
    <style:style style:name="T204" style:family="text">
      <style:text-properties fo:font-size="12pt" fo:language="pt" fo:country="BR" fo:font-style="normal" fo:font-weight="normal" officeooo:rsid="0022a6ed" style:font-size-asian="12pt" style:font-style-asian="normal" style:font-weight-asian="normal" style:font-size-complex="12pt" style:font-style-complex="normal" style:font-weight-complex="normal"/>
    </style:style>
    <style:style style:name="T205" style:family="text">
      <style:text-properties fo:font-size="12pt" fo:language="pt" fo:country="BR" fo:font-style="normal" fo:font-weight="normal" officeooo:rsid="001c059d" style:font-size-asian="12pt" style:font-style-asian="normal" style:font-weight-asian="normal" style:font-size-complex="12pt" style:font-style-complex="normal" style:font-weight-complex="normal"/>
    </style:style>
    <style:style style:name="T206" style:family="text">
      <style:text-properties fo:font-size="12pt" fo:language="pt" fo:country="BR" fo:font-style="normal" fo:font-weight="normal" officeooo:rsid="0030b0e3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ano de teste</text:p>
      <text:p text:style-name="P1"/>
      <text:p text:style-name="P6"><text:span text:style-name="T156">1.</text:span>Introdução</text:p>
      <text:p text:style-name="P1"/>
      <text:p text:style-name="P44"><text:span text:style-name="T53"><text:tab/>O documento tem a finalidade de auxiliar através </text:span><text:span text:style-name="T54">do teste </text:span><text:span text:style-name="T18">de</text:span><text:span text:style-name="T54"> </text:span><text:span text:style-name="T55">caixa-preta, </text:span><text:span text:style-name="T56">o qual é</text:span><text:span text:style-name="T55"> focando na funcionalidade externa do sistema sem levar em consideração a checagem </text:span><text:span text:style-name="T56">das linhas de comandos</text:span><text:span text:style-name="T55"> do </text:span><text:span text:style-name="T57">mesmo, garantir que suas funcionalidades estejam devidamente operantes</text:span><text:span text:style-name="T54">.</text:span></text:p>
      <text:p text:style-name="P44"><text:span text:style-name="T54"><text:tab/></text:span><text:span text:style-name="T57">A prioridade</text:span><text:span text:style-name="T58"> é buscar por erros </text:span><text:span text:style-name="T59">que </text:span><text:span text:style-name="T57">possam</text:span><text:span text:style-name="T59"> proporcionar falhas que venham a prejudicar a integridade do sistema, como manipulação incorreta de dados,</text:span><text:span text:style-name="T55"> transferencial</text:span><text:span text:style-name="T59"> </text:span><text:span text:style-name="T55">incorretas</text:span><text:span text:style-name="T59">, operações incorretas, etc.</text:span><text:span text:style-name="T58"> </text:span><text:span text:style-name="T59">Os testes devem ser devidamente executados</text:span><text:span text:style-name="T58"> para </text:span><text:span text:style-name="T60">proporcionar</text:span><text:span text:style-name="T58"> que o sistema continuará funcionando sem falhas por um longo período. </text:span></text:p>
      <text:p text:style-name="P1"/>
      <text:p text:style-name="P6"><text:span text:style-name="T156">2.</text:span>Estratégias de teste</text:p>
      <text:p text:style-name="P2"><text:tab/></text:p>
      <text:p text:style-name="P45"><text:span text:style-name="T61"><text:tab/>Os testes </text:span><text:span text:style-name="T57">que</text:span><text:span text:style-name="T61"> serão executados </text:span><text:span text:style-name="T57">são direcionados apenas aos casos de uso, </text:span><text:span text:style-name="T62">sua execução será efetuada</text:span><text:span text:style-name="T57"> </text:span><text:span text:style-name="T61">de forma manual pelos membros responsáveis pelo desenvolvimento da aplicação. A prioridade é encontrar erros que po</text:span><text:span text:style-name="T63">ssam comprometer a experiência do usuário, causar danos a integridade </text:span><text:span text:style-name="T62">e prejudicar</text:span><text:span text:style-name="T56"> funcionamento do sistema</text:span><text:span text:style-name="T63">.</text:span></text:p>
      <text:p text:style-name="P45"><text:span text:style-name="T63"/></text:p>
      <text:p text:style-name="P45"><text:span text:style-name="T64">2.1 </text:span><text:span text:style-name="T65">Teste unitário</text:span></text:p>
      <text:p text:style-name="P45"><text:span text:style-name="T63"/></text:p>
      <text:p text:style-name="P46"><text:span text:style-name="T67"><text:tab/>A </text:span><text:span text:style-name="T68">maior parte dos testes e verificações ser</text:span><text:span text:style-name="T69">ão representados por </text:span><text:span text:style-name="T68">testes unitários, a prioridade é garantir que todos os dados que entrarem e saírem d</text:span><text:span text:style-name="T70">o sistema</text:span><text:span text:style-name="T68"> respeitarão os limites, domínios e tipos impostos ao sistema.</text:span></text:p>
      <text:p text:style-name="P46"><text:span text:style-name="T68"/></text:p>
      <text:p text:style-name="P46"><text:span text:style-name="T163">2.</text:span><text:span text:style-name="T164">2</text:span><text:span text:style-name="T163"> Teste de Segurança e Controle de Acesso</text:span></text:p>
      <text:p text:style-name="P46"><text:span text:style-name="T68"/></text:p>
      <text:p text:style-name="P46"><text:span text:style-name="T68"><text:tab/></text:span><text:span text:style-name="T70">O</text:span><text:span text:style-name="T71">s testes de seguranças e controle de acesso serão contundidos </text:span><text:span text:style-name="T70">prioritariamente apenas</text:span><text:span text:style-name="T71"> pelos casos referentes ao login </text:span><text:span text:style-name="T70">no sistema.</text:span></text:p>
      <text:p text:style-name="P46"><text:span text:style-name="T70"/></text:p>
      <text:p text:style-name="P46"><text:soft-page-break/><text:span text:style-name="T165">2.</text:span><text:span text:style-name="T164">3</text:span><text:span text:style-name="T165"> Teste de Interface com o Usuário</text:span></text:p>
      <text:p text:style-name="P46"><text:span text:style-name="T70"/></text:p>
      <text:p text:style-name="P46"><text:span text:style-name="T70"><text:tab/>O responsável pelos testes deve verificar se a interface proporcione uma transmissão de informação limpa e intuitiva ao usuário.</text:span></text:p>
      <text:p text:style-name="P3"/>
      <text:p text:style-name="P43"><text:span text:style-name="T52">3.</text:span><text:span text:style-name="T28">A</text:span><text:span text:style-name="T16">mbiente de teste</text:span></text:p>
      <text:p text:style-name="P4"/>
      <text:p text:style-name="P5"><text:span text:style-name="T136">Processador</text:span><text:tab/>Intel(R) Core(TM) i5-8250U CPU @ 1.60GHz <text:s text:c="2"/>1.80 GHz</text:p>
      <text:p text:style-name="P5"><text:span text:style-name="T136">RAM </text:span><text:tab/>8,00 GB </text:p>
      <text:p text:style-name="P21">Espaço de disco<text:span text:style-name="T137"> 1T</text:span></text:p>
      <text:p text:style-name="P24"/>
      <text:p text:style-name="P5"/>
      <text:p text:style-name="P5"/>
      <text:p text:style-name="P5"><text:span text:style-name="T136">Tipo de sistema</text:span><text:tab/><text:span text:style-name="T136">Sistema operacional</text:span> de 64 bits, processador baseado em x64</text:p>
      <text:p text:style-name="P22">Sistema Operacional<text:span text:style-name="T137"> Windows 10</text:span></text:p>
      <text:p text:style-name="P5"/>
      <text:p text:style-name="P5"/>
      <text:p text:style-name="P6"><text:span text:style-name="T166">4.</text:span>Escopo do teste</text:p>
      <text:p text:style-name="P6"/>
      <text:p text:style-name="P25"><text:tab/>Os únicos casos<text:span text:style-name="T94"> </text:span>que não passarão pelos testes serão os de identificador UC006, UC008 e UC009</text:p>
      <text:p text:style-name="P33"/>
      <text:list xml:id="list1680257854" text:style-name="L2">
        <text:list-item>
          <text:p text:style-name="P34"><text:span text:style-name="T136">UC001</text:span> – Início de sessão</text:p>
          <text:list>
            <text:list-item>
              <text:p text:style-name="P34">Testar</text:p>
            </text:list-item>
          </text:list>
        </text:list-item>
        <text:list-item>
          <text:p text:style-name="P47"><text:span text:style-name="T66">UC002</text:span><text:span text:style-name="T72"> – Cadastro de usuário</text:span></text:p>
          <text:list>
            <text:list-item>
              <text:p text:style-name="P34">Testar </text:p>
            </text:list-item>
          </text:list>
        </text:list-item>
        <text:list-item>
          <text:p text:style-name="P47"><text:span text:style-name="T66">UC003</text:span><text:span text:style-name="T72"> – Cadastro de ativo</text:span></text:p>
          <text:list>
            <text:list-item>
              <text:p text:style-name="P34">Testar</text:p>
            </text:list-item>
          </text:list>
        </text:list-item>
        <text:list-item>
          <text:p text:style-name="P47"><text:span text:style-name="T66">UC004</text:span><text:span text:style-name="T72"> – Compra de ativo</text:span></text:p>
          <text:list>
            <text:list-item>
              <text:p text:style-name="P34">Testar</text:p>
            </text:list-item>
          </text:list>
        </text:list-item>
        <text:list-item>
          <text:p text:style-name="P47"><text:span text:style-name="T66">UC005 </text:span><text:span text:style-name="T72">– Venda de ativo</text:span></text:p>
          <text:list>
            <text:list-item>
              <text:p text:style-name="P34">Testar</text:p>
            </text:list-item>
          </text:list>
        </text:list-item>
        <text:list-item>
          <text:p text:style-name="P47"><text:span text:style-name="T66">UC006</text:span><text:span text:style-name="T72"> – Verificar posição consolidada</text:span></text:p>
          <text:list>
            <text:list-item>
              <text:p text:style-name="P34"><text:soft-page-break/>Não Testar</text:p>
            </text:list-item>
          </text:list>
        </text:list-item>
        <text:list-item>
          <text:p text:style-name="P47"><text:span text:style-name="T66">UC007</text:span><text:span text:style-name="T72"> – Registrar posição consolidada</text:span></text:p>
          <text:list>
            <text:list-item>
              <text:p text:style-name="P34">Testar</text:p>
            </text:list-item>
          </text:list>
        </text:list-item>
        <text:list-item>
          <text:p text:style-name="P47"><text:span text:style-name="T66">UC008</text:span><text:span text:style-name="T72"> – Resultado das operações mensais</text:span></text:p>
          <text:list>
            <text:list-item>
              <text:p text:style-name="P34">Não Testar</text:p>
            </text:list-item>
          </text:list>
        </text:list-item>
        <text:list-item>
          <text:p text:style-name="P47"><text:span text:style-name="T66">UC009</text:span><text:span text:style-name="T72"> – Notificação de imposto pendente</text:span></text:p>
          <text:list>
            <text:list-item>
              <text:p text:style-name="P34">Não Testar</text:p>
            </text:list-item>
          </text:list>
        </text:list-item>
        <text:list-item>
          <text:p text:style-name="P47"><text:span text:style-name="T66">UC010</text:span><text:span text:style-name="T72"> – cadastrar cotação de ativo</text:span></text:p>
          <text:list>
            <text:list-item>
              <text:p text:style-name="P34">Testar</text:p>
            </text:list-item>
          </text:list>
        </text:list-item>
      </text:list>
      <text:p text:style-name="P23"/>
      <text:p text:style-name="P23"><text:span text:style-name="T166">5.</text:span>Itens</text:p>
      <text:p text:style-name="P25"/>
      <text:p text:style-name="P26"><text:span text:style-name="T136">ID</text:span> – TS001</text:p>
      <text:p text:style-name="P25"><text:span text:style-name="T136">Descrição</text:span> – Validar o se o <text:span text:style-name="T6">usuário </text:span><text:span text:style-name="T8">padrão</text:span> consegue efetuar o login corretamento no sistem</text:p>
      <text:p text:style-name="P26"><text:span text:style-name="T136">ID do caso de uso</text:span> – UC001</text:p>
      <text:p text:style-name="P26"><text:span text:style-name="T136">Passo-a-passo</text:span> - </text:p>
      <text:list xml:id="list2577511323" text:style-name="L3">
        <text:list-item>
          <text:p text:style-name="P48"><text:span text:style-name="T73">Inerir </text:span><text:span text:style-name="T74">as seguintes informações</text:span></text:p>
        </text:list-item>
      </text:list>
      <text:list xml:id="list3738851458" text:style-name="L4">
        <text:list-item>
          <text:list>
            <text:list-item>
              <text:p text:style-name="P55"><text:s/>CPF:(<text:span text:style-name="T84">12345678900</text:span>)</text:p>
            </text:list-item>
            <text:list-item>
              <text:p text:style-name="P128"><text:span text:style-name="T29"><text:s/>Senha:(</text:span><text:span text:style-name="T21">444</text:span><text:span text:style-name="T29">)</text:span></text:p>
            </text:list-item>
          </text:list>
        </text:list-item>
        <text:list-item>
          <text:p text:style-name="P49"><text:span text:style-name="T74">Clicar no botão </text:span><text:span text:style-name="T75">Login</text:span></text:p>
        </text:list-item>
      </text:list>
      <text:p text:style-name="P26"><text:span text:style-name="T136">Pré-condições</text:span> - <text:span text:style-name="T1">----------------------</text:span></text:p>
      <text:p text:style-name="P26"><text:span text:style-name="T136">Critérios de aceitação</text:span> - <text:span text:style-name="T1">O </text:span><text:span text:style-name="T6">usuário</text:span><text:span text:style-name="T1"> do caso de uso </text:span><text:span text:style-name="T6">foi</text:span><text:span text:style-name="T1"> redirecionado para a página </text:span><text:span text:style-name="T2">Home</text:span><text:span text:style-name="T1"> do sistema</text:span></text:p>
      <text:p text:style-name="P25"><text:span text:style-name="T136">Resultado</text:span> -</text:p>
      <text:p text:style-name="P26"><text:span text:style-name="T136">Observações</text:span> - <text:span text:style-name="T6">-----------------------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6"><text:soft-page-break/><text:span text:style-name="T136">ID</text:span> – TS00<text:span text:style-name="T1">2</text:span></text:p>
      <text:p text:style-name="P26"><text:span text:style-name="T136">Descrição</text:span> – Validar o se o <text:span text:style-name="T8">administrador</text:span> consegue efetuar o login corretamento no sistema</text:p>
      <text:p text:style-name="P26"><text:span text:style-name="T136">ID do caso de uso</text:span> – UC001</text:p>
      <text:p text:style-name="P26"><text:span text:style-name="T136">Passo-a-passo</text:span> - </text:p>
      <text:list xml:id="list3380533075" text:style-name="L5">
        <text:list-item>
          <text:p text:style-name="P129"><text:span text:style-name="T29">Inerir </text:span><text:span text:style-name="T76">as seguintes informações</text:span></text:p>
        </text:list-item>
      </text:list>
      <text:list xml:id="list24833203817117" text:continue-list="list2577511323" text:style-name="L3">
        <text:list-item>
          <text:list>
            <text:list-item>
              <text:p text:style-name="P130"><text:span text:style-name="T29"><text:s/>CPF:(</text:span><text:span text:style-name="T21">98765432100</text:span><text:span text:style-name="T29">)</text:span></text:p>
            </text:list-item>
            <text:list-item>
              <text:p text:style-name="P130"><text:span text:style-name="T29"><text:s/>Senha:(</text:span><text:span text:style-name="T21">888</text:span><text:span text:style-name="T29">)</text:span></text:p>
            </text:list-item>
          </text:list>
        </text:list-item>
        <text:list-item>
          <text:p text:style-name="P58"><text:span text:style-name="T75">Clicar no botão </text:span><text:span text:style-name="T4">Login</text:span></text:p>
        </text:list-item>
      </text:list>
      <text:p text:style-name="P26"><text:span text:style-name="T136">Pré-condições</text:span> - <text:span text:style-name="T1">----------------------</text:span></text:p>
      <text:p text:style-name="P26"><text:span text:style-name="T136">Critérios de aceitação</text:span> – <text:span text:style-name="T1">O </text:span><text:span text:style-name="T6">usuário</text:span><text:span text:style-name="T1"> do caso de uso </text:span><text:span text:style-name="T6">foi</text:span><text:span text:style-name="T1"> redirecionado para a página </text:span><text:span text:style-name="T2">Home</text:span><text:span text:style-name="T1"> do sistema</text:span></text:p>
      <text:p text:style-name="P26"><text:span text:style-name="T136">Resultado</text:span> -</text:p>
      <text:p text:style-name="P26"><text:span text:style-name="T136">Observações</text:span> - <text:span text:style-name="T6">-----------------------</text:span></text:p>
      <text:p text:style-name="P7"/>
      <text:p text:style-name="P7"/>
      <text:p text:style-name="P26"><text:span text:style-name="T136">ID</text:span> – TS00<text:span text:style-name="T1">3</text:span></text:p>
      <text:p text:style-name="P26"><text:span text:style-name="T136">Descrição</text:span> – V<text:span text:style-name="T8">alidar se o sistema está respondendo corretamente ao erro referente a ausência de dados e tratando corretamente a que deve ser visualizada pelo usuário mensagem</text:span></text:p>
      <text:p text:style-name="P26"><text:span text:style-name="T136">ID do caso de uso</text:span> – UC001</text:p>
      <text:p text:style-name="P26"><text:span text:style-name="T136">Passo-a-passo</text:span> - </text:p>
      <text:list xml:id="list686677283" text:style-name="L6">
        <text:list-item>
          <text:p text:style-name="P131"><text:span text:style-name="T29">Inerir </text:span><text:span text:style-name="T76">as seguintes informações</text:span></text:p>
        </text:list-item>
      </text:list>
      <text:list xml:id="list24833042857235" text:continue-list="list3380533075" text:style-name="L5">
        <text:list-item>
          <text:list>
            <text:list-item>
              <text:p text:style-name="P56">CPF:<text:span text:style-name="T83">(</text:span><text:span text:style-name="T84">98765432100</text:span><text:span text:style-name="T83">)</text:span></text:p>
            </text:list-item>
            <text:list-item>
              <text:p text:style-name="P56"><text:s/>Senha:()</text:p>
            </text:list-item>
          </text:list>
        </text:list-item>
        <text:list-item>
          <text:p text:style-name="P107">Clicar no botão Login</text:p>
        </text:list-item>
      </text:list>
      <text:p text:style-name="P26"><text:span text:style-name="T136">Pré-condições</text:span> - <text:span text:style-name="T1">----------------------</text:span></text:p>
      <text:p text:style-name="P26"><text:span text:style-name="T136">Critérios de aceitação</text:span> – </text:p>
      <text:p text:style-name="P26"><text:span text:style-name="T7">Erro no </text:span><text:span text:style-name="T3">login </text:span></text:p>
      <text:list xml:id="list3832852978" text:style-name="L7">
        <text:list-item>
          <text:p text:style-name="P50"><text:span text:style-name="T40">Mensagem: </text:span><text:span text:style-name="T41">Usuário ou Senha não informados</text:span></text:p>
        </text:list-item>
      </text:list>
      <text:p text:style-name="P26"><text:span text:style-name="T136">Resultado</text:span> -</text:p>
      <text:p text:style-name="P26"><text:span text:style-name="T136">Observações</text:span> - <text:span text:style-name="T6">-----------------------</text:span></text:p>
      <text:p text:style-name="P7"/>
      <text:p text:style-name="P7"/>
      <text:p text:style-name="P26"><text:soft-page-break/><text:span text:style-name="T136">ID</text:span> – TS00<text:span text:style-name="T8">4</text:span></text:p>
      <text:p text:style-name="P26"><text:span text:style-name="T136">Descrição</text:span> – V<text:span text:style-name="T8">alidar se o sistema está </text:span><text:span text:style-name="T150">bloqueando</text:span><text:span text:style-name="T8"> a tentativa de login com dados incorretos</text:span></text:p>
      <text:p text:style-name="P26"><text:span text:style-name="T136">ID do caso de uso</text:span> – UC001</text:p>
      <text:p text:style-name="P26"><text:span text:style-name="T136">Passo-a-passo</text:span> - </text:p>
      <text:list xml:id="list4023929050" text:style-name="L8">
        <text:list-item>
          <text:p text:style-name="P133"><text:span text:style-name="T29">Inerir </text:span><text:span text:style-name="T76">as seguintes informações</text:span></text:p>
        </text:list-item>
      </text:list>
      <text:list xml:id="list24832621157716" text:continue-list="list686677283" text:style-name="L6">
        <text:list-item>
          <text:list>
            <text:list-item>
              <text:p text:style-name="P57">CPF:<text:span text:style-name="T83">(</text:span><text:span text:style-name="T84">12345678900</text:span><text:span text:style-name="T83">)</text:span></text:p>
            </text:list-item>
            <text:list-item>
              <text:p text:style-name="P132"><text:span text:style-name="T29"><text:s/>Senha:(</text:span><text:span text:style-name="T21">888</text:span><text:span text:style-name="T29">)</text:span></text:p>
            </text:list-item>
          </text:list>
        </text:list-item>
        <text:list-item>
          <text:p text:style-name="P59"><text:span text:style-name="T5">Clicar no botão </text:span><text:span text:style-name="T4">Login</text:span></text:p>
        </text:list-item>
      </text:list>
      <text:p text:style-name="P26"><text:span text:style-name="T136">Pré-condições</text:span> - <text:span text:style-name="T1">----------------------</text:span></text:p>
      <text:p text:style-name="P26"><text:span text:style-name="T136">Critérios de aceitação</text:span> – </text:p>
      <text:p text:style-name="P26"><text:span text:style-name="T7">Erro no </text:span><text:span text:style-name="T3">login </text:span></text:p>
      <text:list xml:id="list1963081638" text:style-name="L9">
        <text:list-item>
          <text:p text:style-name="P51"><text:span text:style-name="T40">Mensagem: </text:span><text:span text:style-name="T41">Usuário ou Senha </text:span><text:span text:style-name="T42">incorretos</text:span></text:p>
        </text:list-item>
      </text:list>
      <text:p text:style-name="P26"><text:span text:style-name="T136">Resultado</text:span> -</text:p>
      <text:p text:style-name="P26"><text:span text:style-name="T136">Observações</text:span> - <text:span text:style-name="T6">-----------------------</text:span></text:p>
      <text:p text:style-name="P35"/>
      <text:p text:style-name="P35"/>
      <text:p text:style-name="P35"/>
      <text:p text:style-name="P27"><text:span text:style-name="T136">ID</text:span> – TS00<text:span text:style-name="T8">5</text:span></text:p>
      <text:p text:style-name="P27"><text:span text:style-name="T136">Descrição</text:span> – Validar o se o <text:span text:style-name="T6">usuário </text:span><text:span text:style-name="T151">com privilégios de administrador</text:span> consegue efetuar <text:span text:style-name="T7">um cadastro</text:span> no sistema</text:p>
      <text:p text:style-name="P27"><text:span text:style-name="T136">ID do caso de uso</text:span> – UC00<text:span text:style-name="T7">2</text:span></text:p>
      <text:p text:style-name="P27"><text:span text:style-name="T136">Passo-a-passo</text:span> - </text:p>
      <text:list xml:id="list3220846082" text:style-name="L10">
        <text:list-item>
          <text:p text:style-name="P134"><text:span text:style-name="T29">Inerir </text:span><text:span text:style-name="T76">as seguintes informações</text:span></text:p>
        </text:list-item>
      </text:list>
      <text:list xml:id="list24833044863363" text:continue-list="list4023929050" text:style-name="L8">
        <text:list-item>
          <text:list>
            <text:list-item>
              <text:p text:style-name="P133"><text:span text:style-name="T19">Nome completo</text:span><text:span text:style-name="T20">(</text:span><text:span text:style-name="T23">Lucas</text:span><text:span text:style-name="T20">)</text:span></text:p>
            </text:list-item>
            <text:list-item>
              <text:p text:style-name="P133"><text:span text:style-name="T19">CPF</text:span><text:span text:style-name="T20">(</text:span><text:span text:style-name="T21">32165498700</text:span><text:span text:style-name="T20">)</text:span></text:p>
            </text:list-item>
            <text:list-item>
              <text:p text:style-name="P133"><text:span text:style-name="T19">Data nascimento</text:span><text:span text:style-name="T20">(</text:span><text:span text:style-name="T21">13/08/1996</text:span><text:span text:style-name="T20">)</text:span></text:p>
            </text:list-item>
            <text:list-item>
              <text:p text:style-name="P133"><text:span text:style-name="T19">E-mail</text:span><text:span text:style-name="T20">(</text:span><text:span text:style-name="T21">shaolinmatadordeporco@</text:span><text:span text:style-name="T27">gmail</text:span><text:span text:style-name="T21">.com</text:span><text:span text:style-name="T20">)</text:span></text:p>
            </text:list-item>
            <text:list-item>
              <text:p text:style-name="P133"><text:span text:style-name="T22">Endereço</text:span><text:span text:style-name="T20">(</text:span><text:span text:style-name="T23">Beco das sete facadas</text:span><text:span text:style-name="T20">)</text:span></text:p>
            </text:list-item>
            <text:list-item>
              <text:p text:style-name="P133"><text:span text:style-name="T22">Telefone</text:span><text:span text:style-name="T20">(</text:span><text:span text:style-name="T21">11 976854490</text:span><text:span text:style-name="T20">)</text:span></text:p>
            </text:list-item>
            <text:list-item>
              <text:p text:style-name="P133"><text:span text:style-name="T22">Senha</text:span><text:span text:style-name="T20">(</text:span><text:span text:style-name="T21">444</text:span><text:span text:style-name="T20">)</text:span></text:p>
            </text:list-item>
            <text:list-item>
              <text:p text:style-name="P133"><text:span text:style-name="T22">Pix</text:span><text:span text:style-name="T20">(</text:span><text:span text:style-name="T23">45654323</text:span><text:span text:style-name="T20">)</text:span></text:p>
            </text:list-item>
          </text:list>
        </text:list-item>
        <text:list-item>
          <text:p text:style-name="P60"><text:span text:style-name="T4">Clicar no botão </text:span><text:span text:style-name="T139">Cadastr</text:span><text:span text:style-name="T140">ar</text:span></text:p>
        </text:list-item>
      </text:list>
      <text:p text:style-name="P27"><text:span text:style-name="T136">Pré-condições</text:span> - <text:span text:style-name="T6">Usuário</text:span><text:span text:style-name="T1"> cadastrado </text:span><text:span text:style-name="T7">como administrador</text:span></text:p>
      <text:p text:style-name="P27"><text:soft-page-break/><text:span text:style-name="T136">Critérios de aceitação</text:span> – </text:p>
      <text:p text:style-name="P62">Cadastro efetuado corretamente</text:p>
      <text:list xml:id="list824158351" text:style-name="L11">
        <text:list-item>
          <text:p text:style-name="P108">Mensagem: Cadastro efetuado com sucesso</text:p>
        </text:list-item>
      </text:list>
      <text:p text:style-name="P27"><text:span text:style-name="T136">Resultado</text:span> -</text:p>
      <text:p text:style-name="P27"><text:span text:style-name="T136">Observações</text:span> - </text:p>
      <text:p text:style-name="P37">Dados de login de administrador: </text:p>
      <text:list xml:id="list2262996286" text:style-name="L12">
        <text:list-item>
          <text:p text:style-name="P64">Usuário: (98765432100)</text:p>
        </text:list-item>
        <text:list-item>
          <text:p text:style-name="P38">Senha: (888)</text:p>
        </text:list-item>
      </text:list>
      <text:p text:style-name="P35"/>
      <text:p text:style-name="P35"/>
      <text:p text:style-name="P28"><text:span text:style-name="T136">ID</text:span> – TS00<text:span text:style-name="T9">6</text:span></text:p>
      <text:p text:style-name="P28"><text:span text:style-name="T136">Descrição</text:span> – Validar se <text:span text:style-name="T9">um cadastro com cpf já cadastrado no sistema é devidamente negado</text:span></text:p>
      <text:p text:style-name="P28"><text:span text:style-name="T136">ID do caso de uso</text:span> – UC00<text:span text:style-name="T7">2</text:span></text:p>
      <text:p text:style-name="P28"><text:span text:style-name="T136">Passo-a-passo</text:span> - </text:p>
      <text:list xml:id="list1455893733" text:style-name="L13">
        <text:list-item>
          <text:p text:style-name="P136"><text:span text:style-name="T29">Inerir </text:span><text:span text:style-name="T76">as seguintes informações</text:span></text:p>
        </text:list-item>
      </text:list>
      <text:list xml:id="list24834086335016" text:continue-list="list3220846082" text:style-name="L10">
        <text:list-item>
          <text:list>
            <text:list-item>
              <text:p text:style-name="P135"><text:span text:style-name="T19">Nome completo: </text:span><text:span text:style-name="T20">(</text:span><text:span text:style-name="T23">Marcos</text:span><text:span text:style-name="T20">)</text:span></text:p>
            </text:list-item>
            <text:list-item>
              <text:p text:style-name="P82">CPF:<text:span text:style-name="T7">(</text:span><text:span text:style-name="T84">32165498700</text:span><text:span text:style-name="T7">)</text:span></text:p>
            </text:list-item>
            <text:list-item>
              <text:p text:style-name="P135"><text:span text:style-name="T19">Data nascimento:</text:span><text:span text:style-name="T20">(</text:span><text:span text:style-name="T23">12/02/1995</text:span><text:span text:style-name="T20">)</text:span></text:p>
            </text:list-item>
            <text:list-item>
              <text:p text:style-name="P135"><text:span text:style-name="T19">E-mail:</text:span><text:span text:style-name="T20">(</text:span><text:span text:style-name="T23">flavinhodopneu@</text:span><text:span text:style-name="T27">gmail</text:span><text:span text:style-name="T23">.com</text:span><text:span text:style-name="T20">)</text:span></text:p>
            </text:list-item>
            <text:list-item>
              <text:p text:style-name="P83">Endereço:<text:span text:style-name="T7">(</text:span><text:span text:style-name="T85">Beco das sete facadas</text:span><text:span text:style-name="T7">)</text:span></text:p>
            </text:list-item>
            <text:list-item>
              <text:p text:style-name="P83">Telefone:<text:span text:style-name="T7">(</text:span><text:span text:style-name="T85">77 976546723</text:span><text:span text:style-name="T7">)</text:span></text:p>
            </text:list-item>
            <text:list-item>
              <text:p text:style-name="P135"><text:span text:style-name="T22">Senha:</text:span><text:span text:style-name="T20">(</text:span><text:span text:style-name="T23">333</text:span><text:span text:style-name="T20">)</text:span></text:p>
            </text:list-item>
            <text:list-item>
              <text:p text:style-name="P135"><text:span text:style-name="T22">Pix:</text:span><text:span text:style-name="T20">(</text:span><text:span text:style-name="T23">1254369780</text:span><text:span text:style-name="T20">)</text:span></text:p>
            </text:list-item>
          </text:list>
        </text:list-item>
        <text:list-item>
          <text:p text:style-name="P61"><text:span text:style-name="T138">Clicar no botão </text:span><text:span text:style-name="T139">Cadastr</text:span><text:span text:style-name="T140">ar</text:span></text:p>
        </text:list-item>
      </text:list>
      <text:p text:style-name="P28"><text:span text:style-name="T136">Pré-condições</text:span> - <text:span text:style-name="T6">Usuário</text:span><text:span text:style-name="T1"> cadastrado </text:span><text:span text:style-name="T7">como administrador</text:span></text:p>
      <text:p text:style-name="P28"><text:span text:style-name="T136">Critérios de aceitação</text:span> – </text:p>
      <text:p text:style-name="P63">Cadastro <text:span text:style-name="T9">não </text:span>efetuado </text:p>
      <text:list xml:id="list1355230350" text:style-name="L14">
        <text:list-item>
          <text:p text:style-name="P84"><text:span text:style-name="T142">Mensagem: </text:span><text:span text:style-name="T143">CPF</text:span><text:span text:style-name="T142"> </text:span><text:span text:style-name="T143">já cadastrado no sistema</text:span></text:p>
        </text:list-item>
      </text:list>
      <text:p text:style-name="P28"><text:span text:style-name="T136">Resultado</text:span> -</text:p>
      <text:p text:style-name="P28"><text:span text:style-name="T136">Observações</text:span> - </text:p>
      <text:p text:style-name="P39">Dados de login de administrador: </text:p>
      <text:list xml:id="list2599494638" text:style-name="L15">
        <text:list-item>
          <text:p text:style-name="P67">Usuário: (98765432100)</text:p>
        </text:list-item>
        <text:list-item>
          <text:p text:style-name="P40">Senha: (888)</text:p>
        </text:list-item>
      </text:list>
      <text:p text:style-name="P35"><text:soft-page-break/></text:p>
      <text:p text:style-name="P28"><text:span text:style-name="T136">ID</text:span> – TS00<text:span text:style-name="T10">7</text:span></text:p>
      <text:p text:style-name="P28"><text:span text:style-name="T136">Descrição</text:span> – Validar se <text:span text:style-name="T10">o administrador consegue</text:span><text:span text:style-name="T9"> cadastro </text:span><text:span text:style-name="T10">um ativo no sistema</text:span></text:p>
      <text:p text:style-name="P28"><text:span text:style-name="T136">ID do caso de uso</text:span> – UC00<text:span text:style-name="T10">3</text:span></text:p>
      <text:p text:style-name="P28"><text:span text:style-name="T136">Passo-a-passo</text:span> - </text:p>
      <text:list xml:id="list1653692342" text:style-name="L16">
        <text:list-item>
          <text:p text:style-name="P87">Inserir os dados do ativo</text:p>
        </text:list-item>
      </text:list>
      <text:list xml:id="list24833037931070" text:continue-list="list1455893733" text:style-name="L13">
        <text:list-item>
          <text:list>
            <text:list-item>
              <text:p text:style-name="P93">Identificador do ativo<text:span text:style-name="T83">(</text:span><text:span text:style-name="T85">PTB</text:span><text:span text:style-name="T83">)</text:span></text:p>
            </text:list-item>
            <text:list-item>
              <text:p text:style-name="P136"><text:span text:style-name="T24">Nome do ativo</text:span><text:span text:style-name="T18">(</text:span><text:span text:style-name="T23">Picolé Tri-</text:span><text:span text:style-name="T26">Batata</text:span><text:span text:style-name="T18">)</text:span></text:p>
            </text:list-item>
            <text:list-item>
              <text:p text:style-name="P136">Preço unitário<text:span text:style-name="T83">(</text:span><text:span text:style-name="T86">$</text:span><text:span text:style-name="T85">300</text:span><text:span text:style-name="T83">)</text:span></text:p>
            </text:list-item>
            <text:list-item>
              <text:p text:style-name="P88">Cotação<text:span text:style-name="T83">(</text:span><text:span text:style-name="T86">$300</text:span><text:span text:style-name="T83">)</text:span></text:p>
            </text:list-item>
            <text:list-item>
              <text:p text:style-name="P88">Quantidade vendida<text:span text:style-name="T83">(</text:span><text:span text:style-name="T86">0</text:span><text:span text:style-name="T83">)</text:span></text:p>
            </text:list-item>
            <text:list-item>
              <text:p text:style-name="P88">Quantidade disponível<text:span text:style-name="T83">(</text:span><text:span text:style-name="T86">2.000</text:span><text:span text:style-name="T83">)</text:span></text:p>
            </text:list-item>
          </text:list>
        </text:list-item>
        <text:list-item>
          <text:p text:style-name="P88"><text:span text:style-name="T148">C</text:span><text:span text:style-name="T149">licar em </text:span><text:span text:style-name="T140">cadastrar ativo</text:span></text:p>
        </text:list-item>
      </text:list>
      <text:p text:style-name="P28"><text:span text:style-name="T136">Pré-condições</text:span> - <text:span text:style-name="T6">Usuário</text:span><text:span text:style-name="T1"> cadastrado </text:span><text:span text:style-name="T7">como administrador</text:span></text:p>
      <text:p text:style-name="P28"><text:span text:style-name="T136">Critérios de aceitação</text:span> – </text:p>
      <text:p text:style-name="P63"><text:span text:style-name="T11">Ativo c</text:span>adastro <text:span text:style-name="T11">com sucesso</text:span> </text:p>
      <text:list xml:id="list840433139" text:style-name="L17">
        <text:list-item>
          <text:p text:style-name="P85"><text:span text:style-name="T142">Mensagem: </text:span><text:span text:style-name="T144">Ativo cadastrado</text:span><text:span text:style-name="T143"> no sistema</text:span></text:p>
        </text:list-item>
      </text:list>
      <text:p text:style-name="P28"><text:span text:style-name="T136">Resultado</text:span> -</text:p>
      <text:p text:style-name="P28"><text:span text:style-name="T136">Observações</text:span> - </text:p>
      <text:p text:style-name="P39">Dados de login de administrador: </text:p>
      <text:list xml:id="list2606733032" text:style-name="L18">
        <text:list-item>
          <text:p text:style-name="P68">Usuário: (98765432100)</text:p>
        </text:list-item>
        <text:list-item>
          <text:p text:style-name="P41">Senha: (888)</text:p>
        </text:list-item>
      </text:list>
      <text:p text:style-name="P35"/>
      <text:p text:style-name="P35"/>
      <text:p text:style-name="P35"/>
      <text:p text:style-name="P28"><text:span text:style-name="T136">ID</text:span> – TS00<text:span text:style-name="T11">8</text:span></text:p>
      <text:p text:style-name="P28"><text:span text:style-name="T136">Descrição</text:span> – Validar se <text:span text:style-name="T10">o </text:span><text:span text:style-name="T11">sistema bloqueia o cadastro </text:span><text:span text:style-name="T86">de</text:span><text:span text:style-name="T11"> um <text:s/>identificador já </text:span><text:span text:style-name="T92">existente</text:span><text:span text:style-name="T11"> no sistema</text:span></text:p>
      <text:p text:style-name="P28"><text:span text:style-name="T136">ID do caso de uso</text:span> – UC00<text:span text:style-name="T10">3</text:span></text:p>
      <text:p text:style-name="P28"><text:span text:style-name="T136">Passo-a-passo</text:span> - </text:p>
      <text:list xml:id="list2388888473" text:style-name="L19">
        <text:list-item>
          <text:p text:style-name="P89">Inserir os dados do ativo</text:p>
        </text:list-item>
      </text:list>
      <text:list xml:id="list24833784174126" text:continue-list="list1653692342" text:style-name="L16">
        <text:list-item>
          <text:list>
            <text:list-item>
              <text:p text:style-name="P94">Identificador do ativo<text:span text:style-name="T83">(</text:span><text:span text:style-name="T86">PTB</text:span><text:span text:style-name="T83">)</text:span></text:p>
            </text:list-item>
            <text:list-item>
              <text:p text:style-name="P87">Nome do ativo<text:span text:style-name="T83">(</text:span><text:span text:style-name="T86">Panelas tunadas do Bruno</text:span><text:span text:style-name="T83">)</text:span></text:p>
            </text:list-item>
            <text:list-item>
              <text:p text:style-name="P87"><text:soft-page-break/>Preço unitário<text:span text:style-name="T83">(</text:span><text:span text:style-name="T86">$250</text:span><text:span text:style-name="T83">)</text:span></text:p>
            </text:list-item>
            <text:list-item>
              <text:p text:style-name="P87">Cotação<text:span text:style-name="T83">(</text:span><text:span text:style-name="T86">$250</text:span><text:span text:style-name="T83">)</text:span></text:p>
            </text:list-item>
            <text:list-item>
              <text:p text:style-name="P87">Quantidade vendida<text:span text:style-name="T83">(</text:span><text:span text:style-name="T86">0</text:span><text:span text:style-name="T83">)</text:span></text:p>
            </text:list-item>
            <text:list-item>
              <text:p text:style-name="P87">Quantidade disponível<text:span text:style-name="T83">(</text:span><text:span text:style-name="T86">500</text:span><text:span text:style-name="T83">)</text:span></text:p>
            </text:list-item>
          </text:list>
        </text:list-item>
        <text:list-item>
          <text:p text:style-name="P87"><text:span text:style-name="T148">C</text:span><text:span text:style-name="T149">licar em </text:span><text:span text:style-name="T140">cadastrar ativo</text:span></text:p>
        </text:list-item>
      </text:list>
      <text:p text:style-name="P28"><text:span text:style-name="T136">Pré-condições</text:span> - <text:span text:style-name="T6">Usuário</text:span><text:span text:style-name="T1"> cadastrado </text:span><text:span text:style-name="T7">como administrador</text:span></text:p>
      <text:p text:style-name="P28"><text:span text:style-name="T136">Critérios de aceitação</text:span> – </text:p>
      <text:p text:style-name="P95">Cadastro de ativo não efetuado</text:p>
      <text:list xml:id="list2476480426" text:style-name="L20">
        <text:list-item>
          <text:p text:style-name="P86"><text:span text:style-name="T142">Mensagem: </text:span><text:span text:style-name="T144">Identificador já cadastrado no sistema</text:span></text:p>
        </text:list-item>
      </text:list>
      <text:p text:style-name="P28"><text:span text:style-name="T136">Resultado</text:span> -</text:p>
      <text:p text:style-name="P28"><text:span text:style-name="T136">Observações</text:span> - </text:p>
      <text:p text:style-name="P39">Dados de login de administrador: </text:p>
      <text:list xml:id="list2631665518" text:style-name="L21">
        <text:list-item>
          <text:p text:style-name="P69">Usuário: (98765432100)</text:p>
        </text:list-item>
        <text:list-item>
          <text:p text:style-name="P42">Senha: (888)</text:p>
        </text:list-item>
      </text:list>
      <text:p text:style-name="P35"/>
      <text:p text:style-name="P36"/>
      <text:p text:style-name="P36"/>
      <text:p text:style-name="P8"/>
      <text:p text:style-name="P28"><text:span text:style-name="T136">ID</text:span> – TS00<text:span text:style-name="T12">9</text:span></text:p>
      <text:p text:style-name="P28"><text:span text:style-name="T136">Descrição</text:span> – Validar se <text:span text:style-name="T10">o </text:span><text:span text:style-name="T12">usuário consegue efetuar a compra de um ativo</text:span></text:p>
      <text:p text:style-name="P28"><text:span text:style-name="T136">ID do caso de uso</text:span> – UC00<text:span text:style-name="T12">4</text:span></text:p>
      <text:p text:style-name="P28"><text:span text:style-name="T136">Passo-a-passo</text:span> - </text:p>
      <text:list xml:id="list3458863354" text:style-name="L22">
        <text:list-item>
          <text:p text:style-name="P137"><text:span text:style-name="T24">Inserir o </text:span><text:span text:style-name="T77">identificador</text:span><text:span text:style-name="T24"> do ativo</text:span><text:span text:style-name="T18">(</text:span><text:span text:style-name="T25">PTB</text:span><text:span text:style-name="T18">)</text:span></text:p>
        </text:list-item>
      </text:list>
      <text:list xml:id="list24832790273300" text:continue-list="list2388888473" text:style-name="L19">
        <text:list-item>
          <text:p text:style-name="P96">Inserir a quantidade<text:span text:style-name="T83">(</text:span><text:span text:style-name="T86">300</text:span><text:span text:style-name="T83">)</text:span></text:p>
        </text:list-item>
        <text:list-item>
          <text:p text:style-name="P90"><text:span text:style-name="T148">C</text:span><text:span text:style-name="T147">licar em </text:span><text:span text:style-name="T141">comprar</text:span><text:span text:style-name="T138"> ativo</text:span></text:p>
        </text:list-item>
      </text:list>
      <text:p text:style-name="P29"><text:span text:style-name="T136">Pré-condições</text:span> - <text:span text:style-name="T6">Usuário</text:span><text:span text:style-name="T1"> cadastrado </text:span><text:span text:style-name="T92">sem privilégios</text:span></text:p>
      <text:p text:style-name="P28"><text:span text:style-name="T136">Critérios de aceitação</text:span> – </text:p>
      <text:p text:style-name="P120"><text:span text:style-name="T45">A</text:span><text:span text:style-name="T16">tivo comprado e inserido na carteira do cliente </text:span></text:p>
      <text:list xml:id="list2250989234" text:style-name="L23">
        <text:list-item>
          <text:p text:style-name="P109">Mensagem: Compra efetuada</text:p>
        </text:list-item>
      </text:list>
      <text:p text:style-name="P28"><text:span text:style-name="T136">Resultado</text:span> -</text:p>
      <text:p text:style-name="P28"><text:span text:style-name="T136">Observações</text:span> - </text:p>
      <text:p text:style-name="P70">Dados de login de usuário padrão: </text:p>
      <text:list xml:id="list24834041376037" text:continue-list="list2262996286" text:style-name="L12">
        <text:list-item>
          <text:p text:style-name="P65">Usuário: (12345678900)</text:p>
        </text:list-item>
        <text:list-item>
          <text:p text:style-name="P110">Senha: (444)</text:p>
        </text:list-item>
      </text:list>
      <text:p text:style-name="P9"><text:soft-page-break/></text:p>
      <text:p text:style-name="P9"/>
      <text:p text:style-name="P29"><text:span text:style-name="T136">ID</text:span> – TS0<text:span text:style-name="T93">10</text:span></text:p>
      <text:p text:style-name="P29"><text:span text:style-name="T136">Descrição</text:span> – Validar se <text:span text:style-name="T10">o</text:span><text:span text:style-name="T12"> </text:span><text:span text:style-name="T14">sistema bloqueia uma compra com <text:s/>quantidade superior a disponível</text:span></text:p>
      <text:p text:style-name="P29"><text:span text:style-name="T136">ID do caso de uso</text:span> – UC00<text:span text:style-name="T12">4</text:span></text:p>
      <text:p text:style-name="P29"><text:span text:style-name="T136">Passo-a-passo</text:span> - </text:p>
      <text:list xml:id="list2906700222" text:style-name="L24">
        <text:list-item>
          <text:p text:style-name="P138"><text:span text:style-name="T24">Inserir o </text:span><text:span text:style-name="T77">identificador</text:span><text:span text:style-name="T24"> do ativo</text:span><text:span text:style-name="T18">(</text:span><text:span text:style-name="T25">PTB</text:span><text:span text:style-name="T18">)</text:span></text:p>
        </text:list-item>
      </text:list>
      <text:list xml:id="list24833075243146" text:continue-list="list3458863354" text:style-name="L22">
        <text:list-item>
          <text:p text:style-name="P97">Inserir a quantidade<text:span text:style-name="T83">(</text:span><text:span text:style-name="T86">2000</text:span><text:span text:style-name="T83">)</text:span></text:p>
        </text:list-item>
        <text:list-item>
          <text:p text:style-name="P91"><text:span text:style-name="T148">C</text:span><text:span text:style-name="T147">licar em </text:span><text:span text:style-name="T141">comprar</text:span><text:span text:style-name="T138"> ativo</text:span></text:p>
        </text:list-item>
      </text:list>
      <text:p text:style-name="P29"><text:span text:style-name="T136">Pré-condições</text:span> - <text:span text:style-name="T6">Usuário</text:span><text:span text:style-name="T1"> cadastrado </text:span><text:span text:style-name="T92">sem privilégios</text:span></text:p>
      <text:p text:style-name="P29"><text:span text:style-name="T136">Critérios de aceitação</text:span> – </text:p>
      <text:p text:style-name="P139"><text:span text:style-name="T47">Compra não efetuada</text:span><text:span text:style-name="T46"> </text:span></text:p>
      <text:list xml:id="list265965056" text:style-name="L25">
        <text:list-item>
          <text:p text:style-name="P99"><text:span text:style-name="T144">Mensagem: </text:span><text:span text:style-name="T145">Quantidade </text:span><text:span text:style-name="T146">requisitada</text:span><text:span text:style-name="T145"> superior a disponível</text:span><text:span text:style-name="T144"> </text:span></text:p>
        </text:list-item>
      </text:list>
      <text:p text:style-name="P29"><text:span text:style-name="T136">Resultado</text:span> -</text:p>
      <text:p text:style-name="P29"><text:span text:style-name="T136">Observações</text:span> - </text:p>
      <text:p text:style-name="P70">Dados de login de usuário padrão: </text:p>
      <text:list xml:id="list3227347452" text:style-name="L26">
        <text:list-item>
          <text:p text:style-name="P71">Usuário: (12345678900)</text:p>
        </text:list-item>
        <text:list-item>
          <text:p text:style-name="P112">Senha: (444)</text:p>
        </text:list-item>
      </text:list>
      <text:p text:style-name="P8"/>
      <text:p text:style-name="P8"/>
      <text:p text:style-name="P8"/>
      <text:p text:style-name="P29"><text:span text:style-name="T136">ID</text:span> – TS0<text:span text:style-name="T80">1</text:span><text:span text:style-name="T93">1</text:span></text:p>
      <text:p text:style-name="P29"><text:span text:style-name="T136">Descrição</text:span> – Validar se <text:span text:style-name="T10">o</text:span><text:span text:style-name="T12"> </text:span><text:span text:style-name="T14">sistema bloqueia uma compra com</text:span><text:span text:style-name="T80"> id não existente no sistema</text:span></text:p>
      <text:p text:style-name="P29"><text:span text:style-name="T136">ID do caso de uso</text:span> – UC00<text:span text:style-name="T12">4</text:span></text:p>
      <text:p text:style-name="P29"><text:span text:style-name="T136">Passo-a-passo</text:span> - </text:p>
      <text:list xml:id="list1359515131" text:style-name="L27">
        <text:list-item>
          <text:p text:style-name="P140"><text:span text:style-name="T24">Inserir o </text:span><text:span text:style-name="T77">identificador</text:span><text:span text:style-name="T24"> do ativo</text:span><text:span text:style-name="T18">(</text:span><text:span text:style-name="T25">VAB</text:span><text:span text:style-name="T18">)</text:span></text:p>
        </text:list-item>
      </text:list>
      <text:list xml:id="list24834191900604" text:continue-list="list2906700222" text:style-name="L24">
        <text:list-item>
          <text:p text:style-name="P98">Inserir a quantidade<text:span text:style-name="T83">(</text:span><text:span text:style-name="T86">500</text:span><text:span text:style-name="T83">)</text:span></text:p>
        </text:list-item>
        <text:list-item>
          <text:p text:style-name="P92"><text:span text:style-name="T148">C</text:span><text:span text:style-name="T147">licar em </text:span><text:span text:style-name="T88">comprar</text:span><text:span text:style-name="T87"> ativo</text:span></text:p>
        </text:list-item>
      </text:list>
      <text:p text:style-name="P29"><text:span text:style-name="T136">Pré-condições</text:span> - <text:span text:style-name="T6">Usuário</text:span><text:span text:style-name="T1"> cadastrado </text:span><text:span text:style-name="T92">sem privilégios</text:span></text:p>
      <text:p text:style-name="P29"><text:span text:style-name="T136">Critérios de aceitação</text:span> – </text:p>
      <text:p text:style-name="P139"><text:span text:style-name="T48">Compra não efetuada</text:span><text:span text:style-name="T46"> </text:span></text:p>
      <text:list xml:id="list2494929984" text:style-name="L28">
        <text:list-item>
          <text:p text:style-name="P141"><text:span text:style-name="T43">Mensagem: </text:span><text:span text:style-name="T31">Identificador não existente</text:span></text:p>
        </text:list-item>
      </text:list>
      <text:p text:style-name="P29"><text:soft-page-break/><text:span text:style-name="T136">Resultado</text:span> -</text:p>
      <text:p text:style-name="P29"><text:span text:style-name="T136">Observações</text:span> - </text:p>
      <text:p text:style-name="P70">Dados de login de usuário padrão: </text:p>
      <text:list xml:id="list2238367224" text:style-name="L29">
        <text:list-item>
          <text:p text:style-name="P72">Usuário: (12345678900)</text:p>
        </text:list-item>
        <text:list-item>
          <text:p text:style-name="P113">Senha: (444)</text:p>
        </text:list-item>
      </text:list>
      <text:p text:style-name="P10"/>
      <text:p text:style-name="P10"/>
      <text:p text:style-name="P10"/>
      <text:p text:style-name="P29"><text:span text:style-name="T136">ID</text:span> – TS0<text:span text:style-name="T13">1</text:span><text:span text:style-name="T93">2</text:span></text:p>
      <text:p text:style-name="P29"><text:span text:style-name="T136">Descrição</text:span> –Validar <text:span text:style-name="T15">se o usuário consegue efetuar a venda dos ativos em sua posse</text:span></text:p>
      <text:p text:style-name="P29"><text:span text:style-name="T136">ID do caso de uso</text:span> – UC00<text:span text:style-name="T15">5</text:span></text:p>
      <text:p text:style-name="P29"><text:span text:style-name="T136">Passo-a-passo</text:span> - </text:p>
      <text:list xml:id="list3685703252" text:style-name="L30">
        <text:list-item>
          <text:p text:style-name="P142"><text:span text:style-name="T17">Inserir o identificador do ativo</text:span><text:span text:style-name="T18">(</text:span><text:span text:style-name="T25">PTB</text:span><text:span text:style-name="T18">)</text:span></text:p>
        </text:list-item>
      </text:list>
      <text:list xml:id="list24834153415791" text:continue-list="list1359515131" text:style-name="L27">
        <text:list-item>
          <text:p text:style-name="P100">Informar a quantidade<text:span text:style-name="T83">(</text:span><text:span text:style-name="T86">100</text:span><text:span text:style-name="T83">)</text:span></text:p>
        </text:list-item>
        <text:list-item>
          <text:p text:style-name="P52">Clicar no botão de vender</text:p>
        </text:list-item>
      </text:list>
      <text:p text:style-name="P29"><text:span text:style-name="T136">Pré-condições</text:span> - <text:span text:style-name="T6">Usuário</text:span><text:span text:style-name="T1"> cadastrado </text:span><text:span text:style-name="T92">sem privilégios</text:span></text:p>
      <text:p text:style-name="P29"><text:span text:style-name="T136">Critérios de aceitação</text:span> – </text:p>
      <text:p text:style-name="P139"><text:span text:style-name="T17">Venda</text:span><text:span text:style-name="T49"> efetuada</text:span><text:span text:style-name="T46">,</text:span><text:span text:style-name="T50"> ativo </text:span><text:span text:style-name="T25">e quantidade vendida</text:span><text:span text:style-name="T50"> removido da carteira do usuário</text:span></text:p>
      <text:list xml:id="list2529992544" text:style-name="L31">
        <text:list-item>
          <text:p text:style-name="P121"><text:span text:style-name="T31">Mensagem: </text:span><text:span text:style-name="T32">Venda do ativo efetuado </text:span><text:span text:style-name="T33">com sucesso</text:span></text:p>
        </text:list-item>
      </text:list>
      <text:p text:style-name="P29"><text:span text:style-name="T136">Resultado</text:span> -</text:p>
      <text:p text:style-name="P29"><text:span text:style-name="T136">Observações</text:span> - </text:p>
      <text:p text:style-name="P70">Dados de login de usuário padrão: </text:p>
      <text:list xml:id="list3726646453" text:style-name="L32">
        <text:list-item>
          <text:p text:style-name="P73">Usuário: (12345678900)</text:p>
        </text:list-item>
        <text:list-item>
          <text:p text:style-name="P114">Senha: (444)</text:p>
        </text:list-item>
      </text:list>
      <text:p text:style-name="P8"/>
      <text:p text:style-name="P11"/>
      <text:p text:style-name="P11"/>
      <text:p text:style-name="P11"/>
      <text:p text:style-name="P30"><text:span text:style-name="T136">ID</text:span> – TS0<text:span text:style-name="T13">1</text:span><text:span text:style-name="T93">3</text:span></text:p>
      <text:p text:style-name="P30"><text:span text:style-name="T136">Descrição</text:span> –Vali<text:span text:style-name="T152">dar se uma venda superior a quantidade </text:span><text:span text:style-name="T153">existente</text:span><text:span text:style-name="T152"> </text:span><text:span text:style-name="T153">na carteira do usuário</text:span><text:span text:style-name="T152"> é bloqueada</text:span></text:p>
      <text:p text:style-name="P31"><text:span text:style-name="T136">ID do caso de uso</text:span> – UC00<text:span text:style-name="T15">5</text:span></text:p>
      <text:p text:style-name="P31"><text:soft-page-break/><text:span text:style-name="T136">Passo-a-passo</text:span> - </text:p>
      <text:list xml:id="list348625965" text:style-name="L33">
        <text:list-item>
          <text:p text:style-name="P143"><text:span text:style-name="T17">Inserir o identificador do ativo</text:span><text:span text:style-name="T18">(</text:span><text:span text:style-name="T25">PTB</text:span><text:span text:style-name="T18">)</text:span></text:p>
        </text:list-item>
      </text:list>
      <text:list xml:id="list24833616823888" text:continue-list="list3685703252" text:style-name="L30">
        <text:list-item>
          <text:p text:style-name="P101">Informar a quantidade<text:span text:style-name="T83">(</text:span><text:span text:style-name="T86">600</text:span><text:span text:style-name="T83">)</text:span></text:p>
        </text:list-item>
        <text:list-item>
          <text:p text:style-name="P53">Clicar no botão de vender</text:p>
        </text:list-item>
      </text:list>
      <text:p text:style-name="P31"><text:span text:style-name="T136">Pré-condições</text:span> - <text:span text:style-name="T6">Usuário</text:span><text:span text:style-name="T1"> cadastrado </text:span><text:span text:style-name="T92">sem privilégios</text:span></text:p>
      <text:p text:style-name="P31"><text:span text:style-name="T136">Critérios de aceitação</text:span> – </text:p>
      <text:p text:style-name="P144"><text:span text:style-name="T17">Venda</text:span><text:span text:style-name="T49"> </text:span><text:span text:style-name="T50">não </text:span><text:span text:style-name="T49">efetuad</text:span><text:span text:style-name="T50">a</text:span></text:p>
      <text:list xml:id="list205923358" text:style-name="L34">
        <text:list-item>
          <text:p text:style-name="P122"><text:span text:style-name="T33">Mensagem: </text:span><text:span text:style-name="T34">Quantidade de venda informada superior a disponível na carteira</text:span></text:p>
        </text:list-item>
      </text:list>
      <text:p text:style-name="P31"><text:span text:style-name="T136">Resultado</text:span> -</text:p>
      <text:p text:style-name="P31"><text:span text:style-name="T136">Observações</text:span> - </text:p>
      <text:p text:style-name="P74">Dados de login de usuário padrão: </text:p>
      <text:list xml:id="list1040826013" text:style-name="L35">
        <text:list-item>
          <text:p text:style-name="P75">Usuário: (12345678900)</text:p>
        </text:list-item>
        <text:list-item>
          <text:p text:style-name="P115">Senha: (444)</text:p>
        </text:list-item>
      </text:list>
      <text:p text:style-name="P11"/>
      <text:p text:style-name="P11"/>
      <text:p text:style-name="P12"/>
      <text:p text:style-name="P30"><text:span text:style-name="T136">ID</text:span> – TS0<text:span text:style-name="T13">1</text:span><text:span text:style-name="T93">4</text:span></text:p>
      <text:p text:style-name="P30"><text:span text:style-name="T136">Descrição</text:span> –V<text:span text:style-name="T80">erificar se uma venda com identificador errado é negada pelo sistema</text:span></text:p>
      <text:p text:style-name="P30"><text:span text:style-name="T136">ID do caso de uso</text:span> – UC00<text:span text:style-name="T15">5</text:span></text:p>
      <text:p text:style-name="P30"><text:span text:style-name="T136">Passo-a-passo</text:span> - </text:p>
      <text:list xml:id="list2320390864" text:style-name="L36">
        <text:list-item>
          <text:p text:style-name="P145"><text:span text:style-name="T17">Inserir o identificador do ativo</text:span><text:span text:style-name="T18">(</text:span><text:span text:style-name="T26">VAB</text:span><text:span text:style-name="T18">)</text:span></text:p>
        </text:list-item>
      </text:list>
      <text:list xml:id="list24834138481893" text:continue-list="list348625965" text:style-name="L33">
        <text:list-item>
          <text:p text:style-name="P102">Informar a quantidade<text:span text:style-name="T83">(</text:span><text:span text:style-name="T91">200</text:span><text:span text:style-name="T83">)</text:span></text:p>
        </text:list-item>
        <text:list-item>
          <text:p text:style-name="P54">Clicar no botão de vender</text:p>
        </text:list-item>
      </text:list>
      <text:p text:style-name="P30"><text:span text:style-name="T136">Pré-condições</text:span> - <text:span text:style-name="T6">Usuário</text:span><text:span text:style-name="T1"> cadastrado </text:span><text:span text:style-name="T92">sem privilégios</text:span></text:p>
      <text:p text:style-name="P30"><text:span text:style-name="T136">Critérios de aceitação</text:span> – </text:p>
      <text:p text:style-name="P144"><text:span text:style-name="T17">Venda</text:span><text:span text:style-name="T49"> </text:span><text:span text:style-name="T50">não </text:span><text:span text:style-name="T49">efetuad</text:span><text:span text:style-name="T50">a</text:span></text:p>
      <text:list xml:id="list692232907" text:style-name="L37">
        <text:list-item>
          <text:p text:style-name="P123"><text:span text:style-name="T30">Mensagem: </text:span><text:span text:style-name="T35">Ativo não existente </text:span><text:span text:style-name="T36">na carteira</text:span></text:p>
        </text:list-item>
      </text:list>
      <text:p text:style-name="P30"><text:span text:style-name="T136">Resultado</text:span> -</text:p>
      <text:p text:style-name="P30"><text:span text:style-name="T136">Observações</text:span> - </text:p>
      <text:p text:style-name="P76">Dados de login de usuário padrão: </text:p>
      <text:list xml:id="list1347748066" text:style-name="L38">
        <text:list-item>
          <text:p text:style-name="P77">Usuário: (12345678900)</text:p>
        </text:list-item>
        <text:list-item>
          <text:p text:style-name="P116">Senha: (444)</text:p>
        </text:list-item>
      </text:list>
      <text:p text:style-name="P13"><text:soft-page-break/></text:p>
      <text:p text:style-name="P11"/>
      <text:p text:style-name="P8"/>
      <text:p text:style-name="P8"/>
      <text:p text:style-name="P14"/>
      <text:p text:style-name="P14"/>
      <text:p text:style-name="P14"/>
      <text:p text:style-name="P14"/>
      <text:p text:style-name="P30"><text:span text:style-name="T136">ID</text:span> – TS0<text:span text:style-name="T13">1</text:span><text:span text:style-name="T93">5</text:span></text:p>
      <text:p text:style-name="P30"><text:span text:style-name="T136">Descrição</text:span> – V<text:span text:style-name="T80">erificar se u</text:span><text:span text:style-name="T81">m usuário com privilegio de administrador consegue registrar a posição consolidada de um usuário</text:span></text:p>
      <text:p text:style-name="P30"><text:span text:style-name="T136">ID do caso de uso</text:span> – UC00<text:span text:style-name="T81">7</text:span></text:p>
      <text:p text:style-name="P30"><text:span text:style-name="T136">Passo-a-passo</text:span> - </text:p>
      <text:list xml:id="list955783673" text:style-name="L39">
        <text:list-item>
          <text:p text:style-name="P146"><text:span text:style-name="T17">Inserir o identificador do </text:span><text:span text:style-name="T78">usuário</text:span><text:span text:style-name="T18">(*****)</text:span></text:p>
        </text:list-item>
      </text:list>
      <text:list xml:id="list24833789607453" text:continue-list="list2320390864" text:style-name="L36">
        <text:list-item>
          <text:p text:style-name="P103">Inserir a posição consolidada<text:span text:style-name="T83">(******)</text:span></text:p>
        </text:list-item>
        <text:list-item>
          <text:p text:style-name="P103"><text:span text:style-name="T90">C</text:span><text:span text:style-name="T89">licar em salvar alteração</text:span></text:p>
        </text:list-item>
      </text:list>
      <text:p text:style-name="P30"><text:span text:style-name="T136">Pré-condições</text:span> - <text:span text:style-name="T14">Usuário </text:span><text:span text:style-name="T92">cadastrado como</text:span><text:span text:style-name="T14"> administrador</text:span></text:p>
      <text:p text:style-name="P30"><text:span text:style-name="T136">Critérios de aceitação</text:span> – </text:p>
      <text:p text:style-name="P127"><text:span text:style-name="T17">P</text:span><text:span text:style-name="T16">osição consolidada do usuário atualizada</text:span></text:p>
      <text:list xml:id="list1302703100" text:style-name="L40">
        <text:list-item>
          <text:p text:style-name="P124"><text:span text:style-name="T30">Mensagem: </text:span><text:span text:style-name="T37">Modificação registrada</text:span></text:p>
        </text:list-item>
      </text:list>
      <text:p text:style-name="P30"><text:span text:style-name="T136">Resultado</text:span> -</text:p>
      <text:p text:style-name="P30"><text:span text:style-name="T136">Observações</text:span> - </text:p>
      <text:p text:style-name="P78">Dados de login de administrador: </text:p>
      <text:list xml:id="list24833126953157" text:continue-list="list24834041376037" text:style-name="L12">
        <text:list-item>
          <text:p text:style-name="P66">Usuário: (98765432100)</text:p>
        </text:list-item>
        <text:list-item>
          <text:p text:style-name="P111">Senha: (888)</text:p>
        </text:list-item>
      </text:list>
      <text:p text:style-name="P14"/>
      <text:p text:style-name="P14"/>
      <text:p text:style-name="P14"/>
      <text:p text:style-name="P8"/>
      <text:p text:style-name="P8"/>
      <text:p text:style-name="P15"/>
      <text:p text:style-name="P15"/>
      <text:p text:style-name="P16"/>
      <text:p text:style-name="P16"/>
      <text:p text:style-name="P32"><text:soft-page-break/><text:span text:style-name="T136">ID</text:span> – TS0<text:span text:style-name="T13">1</text:span><text:span text:style-name="T93">6</text:span></text:p>
      <text:p text:style-name="P32"><text:span text:style-name="T136">Descrição</text:span> – V<text:span text:style-name="T80">erificar se u</text:span><text:span text:style-name="T81">m</text:span><text:span text:style-name="T154">a tentativa de modificação de posição direcionada a um id de usuário não existente é descartada</text:span></text:p>
      <text:p text:style-name="P32"><text:span text:style-name="T136">ID do caso de uso</text:span> – UC00<text:span text:style-name="T81">7</text:span></text:p>
      <text:p text:style-name="P32"><text:span text:style-name="T136">Passo-a-passo</text:span> - </text:p>
      <text:list xml:id="list24832645797984" text:continue-list="list955783673" text:style-name="L39">
        <text:list-item>
          <text:p text:style-name="P147"><text:span text:style-name="T17">Inserir o identificador do </text:span><text:span text:style-name="T78">usuário</text:span><text:span text:style-name="T18">(*****)</text:span></text:p>
        </text:list-item>
      </text:list>
      <text:list xml:id="list3562492174" text:style-name="L41">
        <text:list-item>
          <text:p text:style-name="P104">Inserir a posição consolidada<text:span text:style-name="T83">(******)</text:span></text:p>
        </text:list-item>
        <text:list-item>
          <text:p text:style-name="P104"><text:span text:style-name="T90">C</text:span><text:span text:style-name="T89">licar em salvar alteração</text:span></text:p>
        </text:list-item>
      </text:list>
      <text:p text:style-name="P32"><text:span text:style-name="T136">Pré-condições</text:span> - <text:span text:style-name="T14">Usuário </text:span><text:span text:style-name="T92">cadastrado como</text:span><text:span text:style-name="T14"> administrador</text:span></text:p>
      <text:p text:style-name="P32"><text:span text:style-name="T136">Critérios de aceitação</text:span> – </text:p>
      <text:p text:style-name="P127"><text:span text:style-name="T17">P</text:span><text:span text:style-name="T16">osição consolidada </text:span><text:span text:style-name="T51">não atualizada</text:span></text:p>
      <text:p text:style-name="P125"><text:span text:style-name="T30">Mensagem: </text:span><text:span text:style-name="T38">Usuário não existente no sistema</text:span></text:p>
      <text:p text:style-name="P32"><text:span text:style-name="T136">Resultado</text:span> -</text:p>
      <text:p text:style-name="P32"><text:span text:style-name="T136">Observações</text:span> - </text:p>
      <text:p text:style-name="P78">Dados de login de administrador: </text:p>
      <text:list xml:id="list1248990463" text:style-name="L42">
        <text:list-item>
          <text:p text:style-name="P79">Usuário: (98765432100)</text:p>
        </text:list-item>
        <text:list-item>
          <text:p text:style-name="P117">Senha: (888)</text:p>
        </text:list-item>
      </text:list>
      <text:p text:style-name="P16"/>
      <text:p text:style-name="P32"><text:span text:style-name="T136">ID</text:span> – TS0<text:span text:style-name="T13">1</text:span><text:span text:style-name="T93">7</text:span></text:p>
      <text:p text:style-name="P32"><text:span text:style-name="T136">Descrição</text:span> – V<text:span text:style-name="T80">erificar se u</text:span><text:span text:style-name="T81">m</text:span><text:span text:style-name="T154"> </text:span><text:span text:style-name="T82">usuário com privil</text:span><text:span text:style-name="T83">é</text:span><text:span text:style-name="T82">gio de administrador </text:span><text:span text:style-name="T83">é capaz de efetuar uma atualização das cotações</text:span></text:p>
      <text:p text:style-name="P32"><text:span text:style-name="T136">ID do caso de uso</text:span> – UC0<text:span text:style-name="T155">10</text:span></text:p>
      <text:p text:style-name="P32"><text:span text:style-name="T136">Passo-a-passo</text:span> - </text:p>
      <text:list xml:id="list1866855975" text:style-name="L43">
        <text:list-item>
          <text:p text:style-name="P148"><text:span text:style-name="T17">Inserir o identifi</text:span><text:span text:style-name="T18">cador do ativo:</text:span><text:span text:style-name="T79">(</text:span><text:span text:style-name="T26">PTB</text:span><text:span text:style-name="T79">)</text:span></text:p>
        </text:list-item>
      </text:list>
      <text:list xml:id="list24832248731559" text:continue-list="list24832645797984" text:style-name="L39">
        <text:list-item>
          <text:p text:style-name="P105">Inserir a <text:span text:style-name="T83">cotação do ativo:</text:span><text:span text:style-name="T82">(</text:span><text:span text:style-name="T91">$350</text:span><text:span text:style-name="T82">)</text:span></text:p>
        </text:list-item>
        <text:list-item>
          <text:p text:style-name="P105"><text:span text:style-name="T90">C</text:span><text:span text:style-name="T89">licar em cadastrar cotação</text:span></text:p>
        </text:list-item>
      </text:list>
      <text:p text:style-name="P32"><text:span text:style-name="T136">Pré-condições</text:span> - <text:span text:style-name="T14">Usuário </text:span><text:span text:style-name="T92">cadastrado como</text:span><text:span text:style-name="T14"> administrador</text:span></text:p>
      <text:p text:style-name="P32"><text:span text:style-name="T136">Critérios de aceitação</text:span> – </text:p>
      <text:p text:style-name="P127"><text:span text:style-name="T18">Cotação de ativo </text:span><text:span text:style-name="T51">atualizada</text:span></text:p>
      <text:list xml:id="list341337239" text:style-name="L44">
        <text:list-item>
          <text:p text:style-name="P149"><text:span text:style-name="T44">Mensagem: </text:span><text:span text:style-name="T39">Cotação atualizada</text:span></text:p>
        </text:list-item>
      </text:list>
      <text:p text:style-name="P32"><text:span text:style-name="T136">Resultado</text:span> -</text:p>
      <text:p text:style-name="P32"><text:span text:style-name="T136">Observações</text:span> - </text:p>
      <text:p text:style-name="P78">Dados de login de administrador: </text:p>
      <text:list xml:id="list3027215597" text:style-name="L45">
        <text:list-item>
          <text:p text:style-name="P80">Usuário: (98765432100)</text:p>
        </text:list-item>
        <text:list-item>
          <text:p text:style-name="P118"><text:soft-page-break/>Senha: (888)</text:p>
        </text:list-item>
      </text:list>
      <text:p text:style-name="P12"/>
      <text:p text:style-name="P17"/>
      <text:p text:style-name="P32"><text:span text:style-name="T136">ID</text:span> – TS0<text:span text:style-name="T13">1</text:span><text:span text:style-name="T93">8</text:span></text:p>
      <text:p text:style-name="P32"><text:span text:style-name="T136">Descrição</text:span> – V<text:span text:style-name="T80">erificar se u</text:span><text:span text:style-name="T81">m</text:span><text:span text:style-name="T154"> </text:span><text:span text:style-name="T82">usuário com privil</text:span><text:span text:style-name="T83">é</text:span><text:span text:style-name="T82">gio de administrador </text:span><text:span text:style-name="T83">é impedido pelo sistema de fazer mais de uma atualização na cotação de um ativo no mesmo dia</text:span></text:p>
      <text:p text:style-name="P32"><text:span text:style-name="T136">ID do caso de uso</text:span> – UC0<text:span text:style-name="T155">10</text:span></text:p>
      <text:p text:style-name="P32"><text:span text:style-name="T136">Passo-a-passo</text:span> - </text:p>
      <text:list xml:id="list2788002439" text:style-name="L46">
        <text:list-item>
          <text:p text:style-name="P150"><text:span text:style-name="T17">Inserir o identifi</text:span><text:span text:style-name="T18">cador do ativo:</text:span><text:span text:style-name="T79">(</text:span><text:span text:style-name="T26">PTB</text:span><text:span text:style-name="T79">)</text:span></text:p>
        </text:list-item>
      </text:list>
      <text:list xml:id="list24833785262769" text:continue-list="list1866855975" text:style-name="L43">
        <text:list-item>
          <text:p text:style-name="P106">Inserir a <text:span text:style-name="T83">cotação do ativo:</text:span><text:span text:style-name="T82">(</text:span><text:span text:style-name="T91">$500</text:span><text:span text:style-name="T82">)</text:span></text:p>
        </text:list-item>
        <text:list-item>
          <text:p text:style-name="P106"><text:span text:style-name="T90">C</text:span><text:span text:style-name="T89">licar em cadastrar cotação</text:span></text:p>
        </text:list-item>
      </text:list>
      <text:p text:style-name="P32"><text:span text:style-name="T136">Pré-condições</text:span> - <text:span text:style-name="T14">Usuário </text:span><text:span text:style-name="T92">cadastrado como</text:span><text:span text:style-name="T14"> administrador</text:span></text:p>
      <text:p text:style-name="P32"><text:span text:style-name="T136">Critérios de aceitação</text:span> – </text:p>
      <text:p text:style-name="P127"><text:span text:style-name="T18">Cotação de ativo não </text:span><text:span text:style-name="T51">atualizada</text:span></text:p>
      <text:list xml:id="list3598329618" text:style-name="L47">
        <text:list-item>
          <text:p text:style-name="P126"><text:span text:style-name="T30">Mensagem: </text:span><text:span text:style-name="T39">Atualização da cotação diária já efetuada</text:span></text:p>
        </text:list-item>
      </text:list>
      <text:p text:style-name="P32"><text:span text:style-name="T136">Resultado</text:span> -</text:p>
      <text:p text:style-name="P32"><text:span text:style-name="T136">Observações</text:span> - </text:p>
      <text:p text:style-name="P78">Dados de login de administrador: </text:p>
      <text:list xml:id="list3775180811" text:style-name="L48">
        <text:list-item>
          <text:p text:style-name="P81">Usuário: (98765432100)</text:p>
        </text:list-item>
        <text:list-item>
          <text:p text:style-name="P119">Senha: (888)</text:p>
        </text:list-item>
      </text:list>
      <text:p text:style-name="P16"/>
      <text:p text:style-name="P17"/>
      <text:p text:style-name="P17"/>
      <text:p text:style-name="P18"/>
      <text:p text:style-name="P18"/>
      <text:p text:style-name="P8"/>
      <text:p text:style-name="P8"/>
      <text:p text:style-name="P8"/>
      <text:p text:style-name="P8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20"/>
      <text:p text:style-name="P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rial" svg:font-family="arial, helvetica, sans-serif, kanji2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10-01T02:48:31.839000000</dc:date>
    <meta:editing-duration>PT3H5M40S</meta:editing-duration>
    <meta:editing-cycles>18</meta:editing-cycles>
    <meta:document-statistic meta:table-count="0" meta:image-count="0" meta:object-count="0" meta:page-count="15" meta:paragraph-count="342" meta:word-count="1758" meta:character-count="11439" meta:non-whitespace-character-count="9997"/>
  </office:meta>
</office:document-meta>
</file>